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background-color="#FFFFFF"/>
    </style:style>
    <style:style style:name="T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T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2" style:parent-style-name="Основнойшрифтабзаца" style:family="text">
      <style:text-properties fo:language="en" fo:country="US"/>
    </style:style>
    <style:style style:name="T43" style:parent-style-name="Основнойшрифтабзаца" style:family="text">
      <style:text-properties fo:language="en" fo:country="US"/>
    </style:style>
    <style:style style:name="T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T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Обычный" style:family="paragraph">
      <style:paragraph-properties fo:break-before="page"/>
    </style:style>
    <style:style style:name="P8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83" style:parent-style-name="Standard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84" style:parent-style-name="Standard" style:family="paragraph">
      <style:paragraph-properties fo:background-color="#FFFFFF"/>
    </style:style>
    <style:style style:name="T8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paragraph-properties fo:text-indent="0.4923in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8" style:parent-style-name="Standard" style:family="paragraph">
      <style:paragraph-properties fo:background-color="#FFFFFF"/>
    </style:style>
    <style:style style:name="T9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2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3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" style:parent-style-name="Основнойшрифтабзаца" style:family="text">
      <style:text-properties fo:language="en" fo:country="US"/>
    </style:style>
    <style:style style:name="T1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" style:parent-style-name="Основнойшрифтабзаца" style:family="text">
      <style:text-properties fo:language="en" fo:country="US"/>
    </style:style>
    <style:style style:name="T1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" style:parent-style-name="Основнойшрифтабзаца" style:family="text">
      <style:text-properties fo:language="en" fo:country="US"/>
    </style:style>
    <style:style style:name="T1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T1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2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" style:parent-style-name="Основнойшрифтабзаца" style:family="text">
      <style:text-properties fo:language="en" fo:country="US"/>
    </style:style>
    <style:style style:name="T2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0" style:parent-style-name="Основнойшрифтабзаца" style:family="text">
      <style:text-properties fo:language="en" fo:country="US"/>
    </style:style>
    <style:style style:name="T2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8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2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20" style:parent-style-name="Основнойшрифтабзаца" style:family="text">
      <style:text-properties fo:language="en" fo:country="US"/>
    </style:style>
    <style:style style:name="T2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2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T2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2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29" style:parent-style-name="Основнойшрифтабзаца" style:family="text">
      <style:text-properties fo:language="en" fo:country="US"/>
    </style:style>
    <style:style style:name="T2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3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3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36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2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4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44" style:parent-style-name="Основнойшрифтабзаца" style:family="text">
      <style:text-properties fo:language="en" fo:country="US"/>
    </style:style>
    <style:style style:name="T2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4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5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52" style:parent-style-name="Основнойшрифтабзаца" style:family="text">
      <style:text-properties fo:language="en" fo:country="US"/>
    </style:style>
    <style:style style:name="T2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5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56" style:parent-style-name="Основнойшрифтабзаца" style:family="text">
      <style:text-properties fo:language="en" fo:country="US"/>
    </style:style>
    <style:style style:name="T2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58" style:parent-style-name="Основнойшрифтабзаца" style:family="text">
      <style:text-properties fo:language="en" fo:country="US"/>
    </style:style>
    <style:style style:name="T2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6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6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66" style:parent-style-name="Основнойшрифтабзаца" style:family="text">
      <style:text-properties fo:language="en" fo:country="US"/>
    </style:style>
    <style:style style:name="T267" style:parent-style-name="Основнойшрифтабзаца" style:family="text">
      <style:text-properties fo:language="en" fo:country="US"/>
    </style:style>
    <style:style style:name="T2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6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70" style:parent-style-name="Основнойшрифтабзаца" style:family="text">
      <style:text-properties style:font-name="JetBrains Mono" fo:color="#067D17" fo:font-size="10pt" style:font-size-asian="10pt"/>
    </style:style>
    <style:style style:name="T27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73" style:parent-style-name="Основнойшрифтабзаца" style:family="text">
      <style:text-properties fo:language="en" fo:country="US"/>
    </style:style>
    <style:style style:name="T2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7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7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79" style:parent-style-name="Основнойшрифтабзаца" style:family="text">
      <style:text-properties fo:language="en" fo:country="US"/>
    </style:style>
    <style:style style:name="T2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81" style:parent-style-name="Основнойшрифтабзаца" style:family="text">
      <style:text-properties fo:language="en" fo:country="US"/>
    </style:style>
    <style:style style:name="T2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8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8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8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8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91" style:parent-style-name="Основнойшрифтабзаца" style:family="text">
      <style:text-properties fo:language="en" fo:country="US"/>
    </style:style>
    <style:style style:name="T2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9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9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96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29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9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01" style:parent-style-name="Основнойшрифтабзаца" style:family="text">
      <style:text-properties fo:language="en" fo:country="US"/>
    </style:style>
    <style:style style:name="T3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0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0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0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1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3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13" style:parent-style-name="Основнойшрифтабзаца" style:family="text">
      <style:text-properties fo:language="en" fo:country="US"/>
    </style:style>
    <style:style style:name="T3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1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16" style:parent-style-name="Основнойшрифтабзаца" style:family="text">
      <style:text-properties style:font-name="JetBrains Mono" fo:color="#067D17" fo:font-size="10pt" style:font-size-asian="10pt"/>
    </style:style>
    <style:style style:name="T31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1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31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23" style:parent-style-name="Основнойшрифтабзаца" style:family="text">
      <style:text-properties fo:language="en" fo:country="US"/>
    </style:style>
    <style:style style:name="T324" style:parent-style-name="Основнойшрифтабзаца" style:family="text">
      <style:text-properties fo:language="en" fo:country="US"/>
    </style:style>
    <style:style style:name="T3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2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28" style:parent-style-name="Основнойшрифтабзаца" style:family="text">
      <style:text-properties fo:language="en" fo:country="US"/>
    </style:style>
    <style:style style:name="T3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30" style:parent-style-name="Основнойшрифтабзаца" style:family="text">
      <style:text-properties fo:language="en" fo:country="US"/>
    </style:style>
    <style:style style:name="P331" style:parent-style-name="Обычный" style:family="paragraph">
      <style:paragraph-properties fo:break-before="page"/>
    </style:style>
    <style:style style:name="P332" style:parent-style-name="Standard" style:family="paragraph">
      <style:paragraph-properties fo:text-indent="0.4923in"/>
    </style:style>
    <style:style style:name="T3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37" style:parent-style-name="Standard" style:family="paragraph">
      <style:paragraph-properties fo:background-color="#FFFFFF"/>
    </style:style>
    <style:style style:name="T33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40" style:parent-style-name="Основнойшрифтабзаца" style:family="text">
      <style:text-properties fo:language="en" fo:country="US"/>
    </style:style>
    <style:style style:name="T341" style:parent-style-name="Основнойшрифтабзаца" style:family="text">
      <style:text-properties fo:language="en" fo:country="US"/>
    </style:style>
    <style:style style:name="T34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4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3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4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47" style:parent-style-name="Основнойшрифтабзаца" style:family="text">
      <style:text-properties fo:language="en" fo:country="US"/>
    </style:style>
    <style:style style:name="P348" style:parent-style-name="Standard" style:family="paragraph">
      <style:paragraph-properties fo:text-indent="0.4923in"/>
    </style:style>
    <style:style style:name="T3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54" style:parent-style-name="Standard" style:family="paragraph">
      <style:paragraph-properties fo:background-color="#FFFFFF"/>
    </style:style>
    <style:style style:name="T35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5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57" style:parent-style-name="Основнойшрифтабзаца" style:family="text">
      <style:text-properties fo:language="en" fo:country="US"/>
    </style:style>
    <style:style style:name="T35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5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60" style:parent-style-name="Основнойшрифтабзаца" style:family="text">
      <style:text-properties fo:language="en" fo:country="US"/>
    </style:style>
    <style:style style:name="T361" style:parent-style-name="Основнойшрифтабзаца" style:family="text">
      <style:text-properties fo:language="en" fo:country="US"/>
    </style:style>
    <style:style style:name="T36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6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64" style:parent-style-name="Основнойшрифтабзаца" style:family="text">
      <style:text-properties fo:language="en" fo:country="US"/>
    </style:style>
    <style:style style:name="T36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6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67" style:parent-style-name="Основнойшрифтабзаца" style:family="text">
      <style:text-properties fo:language="en" fo:country="US"/>
    </style:style>
    <style:style style:name="T36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6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70" style:parent-style-name="Основнойшрифтабзаца" style:family="text">
      <style:text-properties fo:language="en" fo:country="US"/>
    </style:style>
    <style:style style:name="T37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7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73" style:parent-style-name="Основнойшрифтабзаца" style:family="text">
      <style:text-properties fo:language="en" fo:country="US"/>
    </style:style>
    <style:style style:name="T37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7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76" style:parent-style-name="Основнойшрифтабзаца" style:family="text">
      <style:text-properties fo:language="en" fo:country="US"/>
    </style:style>
    <style:style style:name="T377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7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79" style:parent-style-name="Основнойшрифтабзаца" style:family="text">
      <style:text-properties fo:language="en" fo:country="US"/>
    </style:style>
    <style:style style:name="T380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8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82" style:parent-style-name="Основнойшрифтабзаца" style:family="text">
      <style:text-properties fo:language="en" fo:country="US"/>
    </style:style>
    <style:style style:name="T38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8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85" style:parent-style-name="Основнойшрифтабзаца" style:family="text">
      <style:text-properties fo:language="en" fo:country="US"/>
    </style:style>
    <style:style style:name="T38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8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88" style:parent-style-name="Основнойшрифтабзаца" style:family="text">
      <style:text-properties fo:language="en" fo:country="US"/>
    </style:style>
    <style:style style:name="T389" style:parent-style-name="Основнойшрифтабзаца" style:family="text">
      <style:text-properties fo:language="en" fo:country="US"/>
    </style:style>
    <style:style style:name="T3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9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3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9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95" style:parent-style-name="Основнойшрифтабзаца" style:family="text">
      <style:text-properties fo:language="en" fo:country="US"/>
    </style:style>
    <style:style style:name="T3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9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00" style:parent-style-name="Основнойшрифтабзаца" style:family="text">
      <style:text-properties fo:language="en" fo:country="US"/>
    </style:style>
    <style:style style:name="T4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0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03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4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06" style:parent-style-name="Основнойшрифтабзаца" style:family="text">
      <style:text-properties fo:language="en" fo:country="US"/>
    </style:style>
    <style:style style:name="T4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0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4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1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1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15" style:parent-style-name="Основнойшрифтабзаца" style:family="text">
      <style:text-properties fo:language="en" fo:country="US"/>
    </style:style>
    <style:style style:name="T4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1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1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4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2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2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25" style:parent-style-name="Основнойшрифтабзаца" style:family="text">
      <style:text-properties fo:language="en" fo:country="US"/>
    </style:style>
    <style:style style:name="T426" style:parent-style-name="Основнойшрифтабзаца" style:family="text">
      <style:text-properties fo:language="en" fo:country="US"/>
    </style:style>
    <style:style style:name="T4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0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4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2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4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6" style:parent-style-name="Основнойшрифтабзаца" style:family="text">
      <style:text-properties fo:language="en" fo:country="US"/>
    </style:style>
    <style:style style:name="T4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4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44" style:parent-style-name="Основнойшрифтабзаца" style:family="text">
      <style:text-properties fo:language="en" fo:country="US"/>
    </style:style>
    <style:style style:name="T4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4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48" style:parent-style-name="Основнойшрифтабзаца" style:family="text">
      <style:text-properties fo:language="en" fo:country="US"/>
    </style:style>
    <style:style style:name="T4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5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52" style:parent-style-name="Основнойшрифтабзаца" style:family="text">
      <style:text-properties fo:language="en" fo:country="US"/>
    </style:style>
    <style:style style:name="T4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54" style:parent-style-name="Основнойшрифтабзаца" style:family="text">
      <style:text-properties fo:language="en" fo:country="US"/>
    </style:style>
    <style:style style:name="T455" style:parent-style-name="Основнойшрифтабзаца" style:family="text">
      <style:text-properties fo:language="en" fo:country="US"/>
    </style:style>
    <style:style style:name="T4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5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5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4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1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4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3" style:parent-style-name="Основнойшрифтабзаца" style:family="text">
      <style:text-properties fo:language="en" fo:country="US"/>
    </style:style>
    <style:style style:name="T4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4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9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4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1" style:parent-style-name="Основнойшрифтабзаца" style:family="text">
      <style:text-properties fo:language="en" fo:country="US"/>
    </style:style>
    <style:style style:name="T4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4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4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9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4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1" style:parent-style-name="Основнойшрифтабзаца" style:family="text">
      <style:text-properties fo:language="en" fo:country="US"/>
    </style:style>
    <style:style style:name="T4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88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4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8" style:parent-style-name="Основнойшрифтабзаца" style:family="text">
      <style:text-properties fo:language="en" fo:country="US"/>
    </style:style>
    <style:style style:name="T4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2" style:parent-style-name="Основнойшрифтабзаца" style:family="text">
      <style:text-properties fo:language="en" fo:country="US"/>
    </style:style>
    <style:style style:name="T5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6" style:parent-style-name="Основнойшрифтабзаца" style:family="text">
      <style:text-properties fo:language="en" fo:country="US"/>
    </style:style>
    <style:style style:name="T5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8" style:parent-style-name="Основнойшрифтабзаца" style:family="text">
      <style:text-properties fo:language="en" fo:country="US"/>
    </style:style>
    <style:style style:name="T509" style:parent-style-name="Основнойшрифтабзаца" style:family="text">
      <style:text-properties fo:language="en" fo:country="US"/>
    </style:style>
    <style:style style:name="T5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5" style:parent-style-name="Основнойшрифтабзаца" style:family="text">
      <style:text-properties fo:language="en" fo:country="US"/>
    </style:style>
    <style:style style:name="T516" style:parent-style-name="Основнойшрифтабзаца" style:family="text">
      <style:text-properties fo:language="en" fo:country="US"/>
    </style:style>
    <style:style style:name="T5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2" style:parent-style-name="Основнойшрифтабзаца" style:family="text">
      <style:text-properties fo:language="en" fo:country="US"/>
    </style:style>
    <style:style style:name="T5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5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5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2" style:parent-style-name="Основнойшрифтабзаца" style:family="text">
      <style:text-properties fo:language="en" fo:country="US"/>
    </style:style>
    <style:style style:name="T5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5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4" style:parent-style-name="Основнойшрифтабзаца" style:family="text">
      <style:text-properties fo:language="en" fo:country="US"/>
    </style:style>
    <style:style style:name="T5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5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2" style:parent-style-name="Основнойшрифтабзаца" style:family="text">
      <style:text-properties fo:language="en" fo:country="US"/>
    </style:style>
    <style:style style:name="T5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55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7" style:parent-style-name="Основнойшрифтабзаца" style:family="text">
      <style:text-properties fo:language="en" fo:country="US"/>
    </style:style>
    <style:style style:name="T5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3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5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7" style:parent-style-name="Основнойшрифтабзаца" style:family="text">
      <style:text-properties fo:language="en" fo:country="US"/>
    </style:style>
    <style:style style:name="T5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1" style:parent-style-name="Основнойшрифтабзаца" style:family="text">
      <style:text-properties fo:language="en" fo:country="US"/>
    </style:style>
    <style:style style:name="T5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3" style:parent-style-name="Основнойшрифтабзаца" style:family="text">
      <style:text-properties fo:language="en" fo:country="US"/>
    </style:style>
    <style:style style:name="T5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5" style:parent-style-name="Основнойшрифтабзаца" style:family="text">
      <style:text-properties fo:language="en" fo:country="US"/>
    </style:style>
    <style:style style:name="T5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7" style:parent-style-name="Основнойшрифтабзаца" style:family="text">
      <style:text-properties fo:language="en" fo:country="US"/>
    </style:style>
    <style:style style:name="T578" style:parent-style-name="Основнойшрифтабзаца" style:family="text">
      <style:text-properties fo:language="en" fo:country="US"/>
    </style:style>
    <style:style style:name="T57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5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5" style:parent-style-name="Основнойшрифтабзаца" style:family="text">
      <style:text-properties fo:language="en" fo:country="US"/>
    </style:style>
    <style:style style:name="T5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2" style:parent-style-name="Основнойшрифтабзаца" style:family="text">
      <style:text-properties fo:language="en" fo:country="US"/>
    </style:style>
    <style:style style:name="T5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9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7" style:parent-style-name="Основнойшрифтабзаца" style:family="text">
      <style:text-properties fo:language="en" fo:country="US"/>
    </style:style>
    <style:style style:name="T5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6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0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0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6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05" style:parent-style-name="Основнойшрифтабзаца" style:family="text">
      <style:text-properties fo:language="en" fo:country="US"/>
    </style:style>
    <style:style style:name="T606" style:parent-style-name="Основнойшрифтабзаца" style:family="text">
      <style:text-properties fo:language="en" fo:country="US"/>
    </style:style>
    <style:style style:name="T6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0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6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6" style:parent-style-name="Основнойшрифтабзаца" style:family="text">
      <style:text-properties fo:language="en" fo:country="US"/>
    </style:style>
    <style:style style:name="T6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0" style:parent-style-name="Основнойшрифтабзаца" style:family="text">
      <style:text-properties fo:language="en" fo:country="US"/>
    </style:style>
    <style:style style:name="T6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4" style:parent-style-name="Основнойшрифтабзаца" style:family="text">
      <style:text-properties fo:language="en" fo:country="US"/>
    </style:style>
    <style:style style:name="T6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6" style:parent-style-name="Основнойшрифтабзаца" style:family="text">
      <style:text-properties fo:language="en" fo:country="US"/>
    </style:style>
    <style:style style:name="T627" style:parent-style-name="Основнойшрифтабзаца" style:family="text">
      <style:text-properties fo:language="en" fo:country="US"/>
    </style:style>
    <style:style style:name="T6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3" style:parent-style-name="Основнойшрифтабзаца" style:family="text">
      <style:text-properties fo:language="en" fo:country="US"/>
    </style:style>
    <style:style style:name="T6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3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63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3" style:parent-style-name="Основнойшрифтабзаца" style:family="text">
      <style:text-properties fo:language="en" fo:country="US"/>
    </style:style>
    <style:style style:name="T6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6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7" style:parent-style-name="Основнойшрифтабзаца" style:family="text">
      <style:text-properties fo:language="en" fo:country="US"/>
    </style:style>
    <style:style style:name="T6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7" style:parent-style-name="Основнойшрифтабзаца" style:family="text">
      <style:text-properties fo:language="en" fo:country="US"/>
    </style:style>
    <style:style style:name="T6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1" style:parent-style-name="Основнойшрифтабзаца" style:family="text">
      <style:text-properties fo:language="en" fo:country="US"/>
    </style:style>
    <style:style style:name="T6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6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6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9" style:parent-style-name="Основнойшрифтабзаца" style:family="text">
      <style:text-properties fo:language="en" fo:country="US"/>
    </style:style>
    <style:style style:name="T6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4" style:parent-style-name="Основнойшрифтабзаца" style:family="text">
      <style:text-properties fo:language="en" fo:country="US"/>
    </style:style>
    <style:style style:name="T6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2" style:parent-style-name="Основнойшрифтабзаца" style:family="text">
      <style:text-properties fo:language="en" fo:country="US"/>
    </style:style>
    <style:style style:name="T6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6" style:parent-style-name="Основнойшрифтабзаца" style:family="text">
      <style:text-properties fo:language="en" fo:country="US"/>
    </style:style>
    <style:style style:name="T7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4" style:parent-style-name="Основнойшрифтабзаца" style:family="text">
      <style:text-properties fo:language="en" fo:country="US"/>
    </style:style>
    <style:style style:name="T7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4" style:parent-style-name="Основнойшрифтабзаца" style:family="text">
      <style:text-properties fo:language="en" fo:country="US"/>
    </style:style>
    <style:style style:name="T7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27" style:parent-style-name="Основнойшрифтабзаца" style:family="text">
      <style:text-properties style:font-name="JetBrains Mono" fo:color="#067D17" fo:font-size="10pt" style:font-size-asian="10pt"/>
    </style:style>
    <style:style style:name="T72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2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730" style:parent-style-name="Основнойшрифтабзаца" style:family="text">
      <style:text-properties style:font-name="JetBrains Mono" fo:color="#067D17" fo:font-size="10pt" style:font-size-asian="10pt"/>
    </style:style>
    <style:style style:name="T73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32" style:parent-style-name="Основнойшрифтабзаца" style:family="text">
      <style:text-properties style:font-name="JetBrains Mono" fo:color="#067D17" fo:font-size="10pt" style:font-size-asian="10pt"/>
    </style:style>
    <style:style style:name="T73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3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73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7" style:parent-style-name="Основнойшрифтабзаца" style:family="text">
      <style:text-properties fo:language="en" fo:country="US"/>
    </style:style>
    <style:style style:name="T7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3" style:parent-style-name="Основнойшрифтабзаца" style:family="text">
      <style:text-properties fo:language="en" fo:country="US"/>
    </style:style>
    <style:style style:name="T7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5" style:parent-style-name="Основнойшрифтабзаца" style:family="text">
      <style:text-properties fo:language="en" fo:country="US"/>
    </style:style>
    <style:style style:name="T7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7" style:parent-style-name="Основнойшрифтабзаца" style:family="text">
      <style:text-properties fo:language="en" fo:country="US"/>
    </style:style>
    <style:style style:name="T7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1" style:parent-style-name="Основнойшрифтабзаца" style:family="text">
      <style:text-properties fo:language="en" fo:country="US"/>
    </style:style>
    <style:style style:name="T7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5" style:parent-style-name="Основнойшрифтабзаца" style:family="text">
      <style:text-properties fo:language="en" fo:country="US"/>
    </style:style>
    <style:style style:name="T7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3" style:parent-style-name="Основнойшрифтабзаца" style:family="text">
      <style:text-properties fo:language="en" fo:country="US"/>
    </style:style>
    <style:style style:name="T7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90" style:parent-style-name="Основнойшрифтабзаца" style:family="text">
      <style:text-properties style:font-name="JetBrains Mono" fo:color="#067D17" fo:font-size="10pt" style:font-size-asian="10pt"/>
    </style:style>
    <style:style style:name="T79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92" style:parent-style-name="Основнойшрифтабзаца" style:family="text">
      <style:text-properties style:font-name="JetBrains Mono" fo:color="#067D17" fo:font-size="10pt" style:font-size-asian="10pt"/>
    </style:style>
    <style:style style:name="T79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5" style:parent-style-name="Основнойшрифтабзаца" style:family="text">
      <style:text-properties fo:language="en" fo:country="US"/>
    </style:style>
    <style:style style:name="T7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98" style:parent-style-name="Основнойшрифтабзаца" style:family="text">
      <style:text-properties style:font-name="JetBrains Mono" fo:color="#067D17" fo:font-size="10pt" style:font-size-asian="10pt"/>
    </style:style>
    <style:style style:name="T79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00" style:parent-style-name="Основнойшрифтабзаца" style:family="text">
      <style:text-properties style:font-name="JetBrains Mono" fo:color="#067D17" fo:font-size="10pt" style:font-size-asian="10pt"/>
    </style:style>
    <style:style style:name="T80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02" style:parent-style-name="Основнойшрифтабзаца" style:family="text">
      <style:text-properties style:font-name="JetBrains Mono" fo:color="#067D17" fo:font-size="10pt" style:font-size-asian="10pt"/>
    </style:style>
    <style:style style:name="T80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0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80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5" style:parent-style-name="Основнойшрифтабзаца" style:family="text">
      <style:text-properties fo:language="en" fo:country="US"/>
    </style:style>
    <style:style style:name="T8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7" style:parent-style-name="Основнойшрифтабзаца" style:family="text">
      <style:text-properties fo:language="en" fo:country="US"/>
    </style:style>
    <style:style style:name="T8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9" style:parent-style-name="Основнойшрифтабзаца" style:family="text">
      <style:text-properties fo:language="en" fo:country="US"/>
    </style:style>
    <style:style style:name="T8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7" style:parent-style-name="Основнойшрифтабзаца" style:family="text">
      <style:text-properties fo:language="en" fo:country="US"/>
    </style:style>
    <style:style style:name="T8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9" style:parent-style-name="Основнойшрифтабзаца" style:family="text">
      <style:text-properties fo:language="en" fo:country="US"/>
    </style:style>
    <style:style style:name="T8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1" style:parent-style-name="Основнойшрифтабзаца" style:family="text">
      <style:text-properties fo:language="en" fo:country="US"/>
    </style:style>
    <style:style style:name="T842" style:parent-style-name="Основнойшрифтабзаца" style:family="text">
      <style:text-properties fo:language="en" fo:country="US"/>
    </style:style>
    <style:style style:name="T8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8" style:parent-style-name="Основнойшрифтабзаца" style:family="text">
      <style:text-properties fo:language="en" fo:country="US"/>
    </style:style>
    <style:style style:name="T8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0" style:parent-style-name="Основнойшрифтабзаца" style:family="text">
      <style:text-properties fo:language="en" fo:country="US"/>
    </style:style>
    <style:style style:name="T8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5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5" style:parent-style-name="Основнойшрифтабзаца" style:family="text">
      <style:text-properties fo:language="en" fo:country="US"/>
    </style:style>
    <style:style style:name="T8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7" style:parent-style-name="Основнойшрифтабзаца" style:family="text">
      <style:text-properties fo:language="en" fo:country="US"/>
    </style:style>
    <style:style style:name="T858" style:parent-style-name="Основнойшрифтабзаца" style:family="text">
      <style:text-properties fo:language="en" fo:country="US"/>
    </style:style>
    <style:style style:name="T85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6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8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6" style:parent-style-name="Основнойшрифтабзаца" style:family="text">
      <style:text-properties fo:language="en" fo:country="US"/>
    </style:style>
    <style:style style:name="T8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0" style:parent-style-name="Основнойшрифтабзаца" style:family="text">
      <style:text-properties fo:language="en" fo:country="US"/>
    </style:style>
    <style:style style:name="T8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7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9" style:parent-style-name="Основнойшрифтабзаца" style:family="text">
      <style:text-properties fo:language="en" fo:country="US"/>
    </style:style>
    <style:style style:name="T8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9" style:parent-style-name="Основнойшрифтабзаца" style:family="text">
      <style:text-properties fo:language="en" fo:country="US"/>
    </style:style>
    <style:style style:name="T8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5" style:parent-style-name="Основнойшрифтабзаца" style:family="text">
      <style:text-properties fo:language="en" fo:country="US"/>
    </style:style>
    <style:style style:name="T8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7" style:parent-style-name="Основнойшрифтабзаца" style:family="text">
      <style:text-properties fo:language="en" fo:country="US"/>
    </style:style>
    <style:style style:name="T8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1" style:parent-style-name="Основнойшрифтабзаца" style:family="text">
      <style:text-properties fo:language="en" fo:country="US"/>
    </style:style>
    <style:style style:name="T9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1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6" style:parent-style-name="Основнойшрифтабзаца" style:family="text">
      <style:text-properties fo:language="en" fo:country="US"/>
    </style:style>
    <style:style style:name="T9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2" style:parent-style-name="Основнойшрифтабзаца" style:family="text">
      <style:text-properties fo:language="en" fo:country="US"/>
    </style:style>
    <style:style style:name="T9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3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7" style:parent-style-name="Основнойшрифтабзаца" style:family="text">
      <style:text-properties fo:language="en" fo:country="US"/>
    </style:style>
    <style:style style:name="T9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1" style:parent-style-name="Основнойшрифтабзаца" style:family="text">
      <style:text-properties fo:language="en" fo:country="US"/>
    </style:style>
    <style:style style:name="T9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7" style:parent-style-name="Основнойшрифтабзаца" style:family="text">
      <style:text-properties fo:language="en" fo:country="US"/>
    </style:style>
    <style:style style:name="T9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9" style:parent-style-name="Основнойшрифтабзаца" style:family="text">
      <style:text-properties fo:language="en" fo:country="US"/>
    </style:style>
    <style:style style:name="T9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6" style:parent-style-name="Основнойшрифтабзаца" style:family="text">
      <style:text-properties fo:language="en" fo:country="US"/>
    </style:style>
    <style:style style:name="T9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8" style:parent-style-name="Основнойшрифтабзаца" style:family="text">
      <style:text-properties fo:language="en" fo:country="US"/>
    </style:style>
    <style:style style:name="T9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8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3" style:parent-style-name="Основнойшрифтабзаца" style:family="text">
      <style:text-properties fo:language="en" fo:country="US"/>
    </style:style>
    <style:style style:name="T9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7" style:parent-style-name="Основнойшрифтабзаца" style:family="text">
      <style:text-properties fo:language="en" fo:country="US"/>
    </style:style>
    <style:style style:name="T9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1" style:parent-style-name="Основнойшрифтабзаца" style:family="text">
      <style:text-properties fo:language="en" fo:country="US"/>
    </style:style>
    <style:style style:name="T9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7" style:parent-style-name="Основнойшрифтабзаца" style:family="text">
      <style:text-properties fo:language="en" fo:country="US"/>
    </style:style>
    <style:style style:name="T9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9" style:parent-style-name="Основнойшрифтабзаца" style:family="text">
      <style:text-properties fo:language="en" fo:country="US"/>
    </style:style>
    <style:style style:name="T10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1" style:parent-style-name="Основнойшрифтабзаца" style:family="text">
      <style:text-properties fo:language="en" fo:country="US"/>
    </style:style>
    <style:style style:name="T10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7" style:parent-style-name="Основнойшрифтабзаца" style:family="text">
      <style:text-properties fo:language="en" fo:country="US"/>
    </style:style>
    <style:style style:name="T10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9" style:parent-style-name="Основнойшрифтабзаца" style:family="text">
      <style:text-properties fo:language="en" fo:country="US"/>
    </style:style>
    <style:style style:name="T10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1" style:parent-style-name="Основнойшрифтабзаца" style:family="text">
      <style:text-properties fo:language="en" fo:country="US"/>
    </style:style>
    <style:style style:name="T10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1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6" style:parent-style-name="Основнойшрифтабзаца" style:family="text">
      <style:text-properties fo:language="en" fo:country="US"/>
    </style:style>
    <style:style style:name="T10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8" style:parent-style-name="Основнойшрифтабзаца" style:family="text">
      <style:text-properties fo:language="en" fo:country="US"/>
    </style:style>
    <style:style style:name="T1019" style:parent-style-name="Основнойшрифтабзаца" style:family="text">
      <style:text-properties fo:language="en" fo:country="US"/>
    </style:style>
    <style:style style:name="T102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6" style:parent-style-name="Основнойшрифтабзаца" style:family="text">
      <style:text-properties fo:language="en" fo:country="US"/>
    </style:style>
    <style:style style:name="T10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2" style:parent-style-name="Основнойшрифтабзаца" style:family="text">
      <style:text-properties fo:language="en" fo:country="US"/>
    </style:style>
    <style:style style:name="T10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8" style:parent-style-name="Основнойшрифтабзаца" style:family="text">
      <style:text-properties fo:language="en" fo:country="US"/>
    </style:style>
    <style:style style:name="T10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8" style:parent-style-name="Основнойшрифтабзаца" style:family="text">
      <style:text-properties fo:language="en" fo:country="US"/>
    </style:style>
    <style:style style:name="T10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6" style:parent-style-name="Основнойшрифтабзаца" style:family="text">
      <style:text-properties fo:language="en" fo:country="US"/>
    </style:style>
    <style:style style:name="T10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6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06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6" style:parent-style-name="Основнойшрифтабзаца" style:family="text">
      <style:text-properties fo:language="en" fo:country="US"/>
    </style:style>
    <style:style style:name="T10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1" style:parent-style-name="Основнойшрифтабзаца" style:family="text">
      <style:text-properties fo:language="en" fo:country="US"/>
    </style:style>
    <style:style style:name="T10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3" style:parent-style-name="Основнойшрифтабзаца" style:family="text">
      <style:text-properties fo:language="en" fo:country="US"/>
    </style:style>
    <style:style style:name="T10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0" style:parent-style-name="Основнойшрифтабзаца" style:family="text">
      <style:text-properties fo:language="en" fo:country="US"/>
    </style:style>
    <style:style style:name="T10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6" style:parent-style-name="Основнойшрифтабзаца" style:family="text">
      <style:text-properties fo:language="en" fo:country="US"/>
    </style:style>
    <style:style style:name="T10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2" style:parent-style-name="Основнойшрифтабзаца" style:family="text">
      <style:text-properties fo:language="en" fo:country="US"/>
    </style:style>
    <style:style style:name="T10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4" style:parent-style-name="Основнойшрифтабзаца" style:family="text">
      <style:text-properties fo:language="en" fo:country="US"/>
    </style:style>
    <style:style style:name="T10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8" style:parent-style-name="Основнойшрифтабзаца" style:family="text">
      <style:text-properties fo:language="en" fo:country="US"/>
    </style:style>
    <style:style style:name="T10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4" style:parent-style-name="Основнойшрифтабзаца" style:family="text">
      <style:text-properties fo:language="en" fo:country="US"/>
    </style:style>
    <style:style style:name="T11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6" style:parent-style-name="Основнойшрифтабзаца" style:family="text">
      <style:text-properties fo:language="en" fo:country="US"/>
    </style:style>
    <style:style style:name="T11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9" style:parent-style-name="Основнойшрифтабзаца" style:family="text">
      <style:text-properties fo:language="en" fo:country="US"/>
    </style:style>
    <style:style style:name="T11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3" style:parent-style-name="Основнойшрифтабзаца" style:family="text">
      <style:text-properties fo:language="en" fo:country="US"/>
    </style:style>
    <style:style style:name="T11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1" style:parent-style-name="Основнойшрифтабзаца" style:family="text">
      <style:text-properties fo:language="en" fo:country="US"/>
    </style:style>
    <style:style style:name="T11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3" style:parent-style-name="Основнойшрифтабзаца" style:family="text">
      <style:text-properties fo:language="en" fo:country="US"/>
    </style:style>
    <style:style style:name="T11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5" style:parent-style-name="Основнойшрифтабзаца" style:family="text">
      <style:text-properties fo:language="en" fo:country="US"/>
    </style:style>
    <style:style style:name="T11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1" style:parent-style-name="Основнойшрифтабзаца" style:family="text">
      <style:text-properties fo:language="en" fo:country="US"/>
    </style:style>
    <style:style style:name="T11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9" style:parent-style-name="Основнойшрифтабзаца" style:family="text">
      <style:text-properties fo:language="en" fo:country="US"/>
    </style:style>
    <style:style style:name="T11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1" style:parent-style-name="Основнойшрифтабзаца" style:family="text">
      <style:text-properties fo:language="en" fo:country="US"/>
    </style:style>
    <style:style style:name="T11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8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18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1" style:parent-style-name="Основнойшрифтабзаца" style:family="text">
      <style:text-properties fo:language="en" fo:country="US"/>
    </style:style>
    <style:style style:name="T11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6" style:parent-style-name="Основнойшрифтабзаца" style:family="text">
      <style:text-properties fo:language="en" fo:country="US"/>
    </style:style>
    <style:style style:name="T11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1198" style:parent-style-name="Standard" style:family="paragraph">
      <style:paragraph-properties fo:background-color="#FFFFFF"/>
      <style:text-properties fo:language="en" fo:country="US"/>
    </style:style>
    <style:style style:name="P1199" style:parent-style-name="Standard" style:family="paragraph">
      <style:paragraph-properties fo:break-before="page" fo:text-align="center" fo:background-color="#FFFFFF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00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/>
    </style:style>
    <style:style style:name="P1201" style:parent-style-name="Standard" style:family="paragraph">
      <style:paragraph-properties fo:text-indent="0.4923in" fo:background-color="#FFFFFF"/>
    </style:style>
    <style:style style:name="T12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12" style:parent-style-name="Standard" style:family="paragraph">
      <style:paragraph-properties fo:background-color="#FFFFFF"/>
    </style:style>
    <style:style style:name="T121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1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15" style:parent-style-name="Основнойшрифтабзаца" style:family="text">
      <style:text-properties fo:language="en" fo:country="US"/>
    </style:style>
    <style:style style:name="T1216" style:parent-style-name="Основнойшрифтабзаца" style:family="text">
      <style:text-properties fo:language="en" fo:country="US"/>
    </style:style>
    <style:style style:name="T121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1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0" style:parent-style-name="Основнойшрифтабзаца" style:family="text">
      <style:text-properties fo:language="en" fo:country="US"/>
    </style:style>
    <style:style style:name="T12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2" style:parent-style-name="Основнойшрифтабзаца" style:family="text">
      <style:text-properties fo:language="en" fo:country="US"/>
    </style:style>
    <style:style style:name="T12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2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7" style:parent-style-name="Основнойшрифтабзаца" style:family="text">
      <style:text-properties fo:language="en" fo:country="US"/>
    </style:style>
    <style:style style:name="T12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1229" style:parent-style-name="Standard" style:family="paragraph">
      <style:paragraph-properties fo:background-color="#FFFFFF"/>
      <style:text-properties fo:language="en" fo:country="US"/>
    </style:style>
    <style:style style:name="P1230" style:parent-style-name="Standard" style:family="paragraph">
      <style:paragraph-properties fo:text-indent="0.4923in" fo:background-color="#FFFFFF"/>
    </style:style>
    <style:style style:name="T12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235" style:parent-style-name="Standard" style:family="paragraph">
      <style:paragraph-properties fo:background-color="#FFFFFF"/>
    </style:style>
    <style:style style:name="T123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3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38" style:parent-style-name="Основнойшрифтабзаца" style:family="text">
      <style:text-properties fo:language="en" fo:country="US"/>
    </style:style>
    <style:style style:name="T1239" style:parent-style-name="Основнойшрифтабзаца" style:family="text">
      <style:text-properties fo:language="en" fo:country="US"/>
    </style:style>
    <style:style style:name="T124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4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3" style:parent-style-name="Основнойшрифтабзаца" style:family="text">
      <style:text-properties fo:language="en" fo:country="US"/>
    </style:style>
    <style:style style:name="T12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7" style:parent-style-name="Основнойшрифтабзаца" style:family="text">
      <style:text-properties fo:language="en" fo:country="US"/>
    </style:style>
    <style:style style:name="T12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5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2" style:parent-style-name="Основнойшрифтабзаца" style:family="text">
      <style:text-properties fo:language="en" fo:country="US"/>
    </style:style>
    <style:style style:name="T12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1254" style:parent-style-name="Standard" style:family="paragraph">
      <style:paragraph-properties fo:background-color="#FFFFFF"/>
      <style:text-properties fo:language="en" fo:country="US"/>
    </style:style>
    <style:style style:name="P1255" style:parent-style-name="Standard" style:family="paragraph">
      <style:paragraph-properties fo:text-indent="0.4923in" fo:background-color="#FFFFFF"/>
    </style:style>
    <style:style style:name="T12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260" style:parent-style-name="Standard" style:family="paragraph">
      <style:paragraph-properties fo:background-color="#FFFFFF"/>
    </style:style>
    <style:style style:name="T126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6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63" style:parent-style-name="Основнойшрифтабзаца" style:family="text">
      <style:text-properties fo:language="en" fo:country="US"/>
    </style:style>
    <style:style style:name="T126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6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66" style:parent-style-name="Основнойшрифтабзаца" style:family="text">
      <style:text-properties fo:language="en" fo:country="US"/>
    </style:style>
    <style:style style:name="T1267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6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69" style:parent-style-name="Основнойшрифтабзаца" style:family="text">
      <style:text-properties fo:language="en" fo:country="US"/>
    </style:style>
    <style:style style:name="T1270" style:parent-style-name="Основнойшрифтабзаца" style:family="text">
      <style:text-properties fo:language="en" fo:country="US"/>
    </style:style>
    <style:style style:name="T127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7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73" style:parent-style-name="Основнойшрифтабзаца" style:family="text">
      <style:text-properties fo:language="en" fo:country="US"/>
    </style:style>
    <style:style style:name="T127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7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76" style:parent-style-name="Основнойшрифтабзаца" style:family="text">
      <style:text-properties fo:language="en" fo:country="US"/>
    </style:style>
    <style:style style:name="T1277" style:parent-style-name="Основнойшрифтабзаца" style:family="text">
      <style:text-properties fo:language="en" fo:country="US"/>
    </style:style>
    <style:style style:name="T127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4" style:parent-style-name="Основнойшрифтабзаца" style:family="text">
      <style:text-properties fo:language="en" fo:country="US"/>
    </style:style>
    <style:style style:name="T128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1" style:parent-style-name="Основнойшрифтабзаца" style:family="text">
      <style:text-properties fo:language="en" fo:country="US"/>
    </style:style>
    <style:style style:name="T1292" style:parent-style-name="Основнойшрифтабзаца" style:family="text">
      <style:text-properties fo:language="en" fo:country="US"/>
    </style:style>
    <style:style style:name="T129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9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6" style:parent-style-name="Основнойшрифтабзаца" style:family="text">
      <style:text-properties fo:language="en" fo:country="US"/>
    </style:style>
    <style:style style:name="T12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9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3" style:parent-style-name="Основнойшрифтабзаца" style:family="text">
      <style:text-properties fo:language="en" fo:country="US"/>
    </style:style>
    <style:style style:name="T13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30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0" style:parent-style-name="Основнойшрифтабзаца" style:family="text">
      <style:text-properties fo:language="en" fo:country="US"/>
    </style:style>
    <style:style style:name="T13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6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3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8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3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0" style:parent-style-name="Основнойшрифтабзаца" style:family="text">
      <style:text-properties fo:language="en" fo:country="US"/>
    </style:style>
    <style:style style:name="T13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6" style:parent-style-name="Основнойшрифтабзаца" style:family="text">
      <style:text-properties fo:language="en" fo:country="US"/>
    </style:style>
    <style:style style:name="T13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8" style:parent-style-name="Основнойшрифтабзаца" style:family="text">
      <style:text-properties fo:language="en" fo:country="US"/>
    </style:style>
    <style:style style:name="T13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4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3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8" style:parent-style-name="Основнойшрифтабзаца" style:family="text">
      <style:text-properties fo:language="en" fo:country="US"/>
    </style:style>
    <style:style style:name="T13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4" style:parent-style-name="Основнойшрифтабзаца" style:family="text">
      <style:text-properties fo:language="en" fo:country="US"/>
    </style:style>
    <style:style style:name="T13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6" style:parent-style-name="Основнойшрифтабзаца" style:family="text">
      <style:text-properties fo:language="en" fo:country="US"/>
    </style:style>
    <style:style style:name="T13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0" style:parent-style-name="Основнойшрифтабзаца" style:family="text">
      <style:text-properties fo:language="en" fo:country="US"/>
    </style:style>
    <style:style style:name="T13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6" style:parent-style-name="Основнойшрифтабзаца" style:family="text">
      <style:text-properties fo:language="en" fo:country="US"/>
    </style:style>
    <style:style style:name="T13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59" style:parent-style-name="Основнойшрифтабзаца" style:family="text">
      <style:text-properties style:font-name="JetBrains Mono" fo:color="#067D17" fo:font-size="10pt" style:font-size-asian="10pt"/>
    </style:style>
    <style:style style:name="T136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61" style:parent-style-name="Основнойшрифтабзаца" style:family="text">
      <style:text-properties style:font-name="JetBrains Mono" fo:color="#067D17" fo:font-size="10pt" style:font-size-asian="10pt"/>
    </style:style>
    <style:style style:name="T136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63" style:parent-style-name="Основнойшрифтабзаца" style:family="text">
      <style:text-properties style:font-name="JetBrains Mono" fo:color="#067D17" fo:font-size="10pt" style:font-size-asian="10pt"/>
    </style:style>
    <style:style style:name="T136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65" style:parent-style-name="Основнойшрифтабзаца" style:family="text">
      <style:text-properties style:font-name="JetBrains Mono" fo:color="#067D17" fo:font-size="10pt" style:font-size-asian="10pt"/>
    </style:style>
    <style:style style:name="T136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67" style:parent-style-name="Основнойшрифтабзаца" style:family="text">
      <style:text-properties style:font-name="JetBrains Mono" fo:color="#067D17" fo:font-size="10pt" style:font-size-asian="10pt"/>
    </style:style>
    <style:style style:name="T136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69" style:parent-style-name="Основнойшрифтабзаца" style:family="text">
      <style:text-properties style:font-name="JetBrains Mono" fo:color="#067D17" fo:font-size="10pt" style:font-size-asian="10pt"/>
    </style:style>
    <style:style style:name="T137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2" style:parent-style-name="Основнойшрифтабзаца" style:family="text">
      <style:text-properties fo:language="en" fo:country="US"/>
    </style:style>
    <style:style style:name="T13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8" style:parent-style-name="Основнойшрифтабзаца" style:family="text">
      <style:text-properties fo:language="en" fo:country="US"/>
    </style:style>
    <style:style style:name="T13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0" style:parent-style-name="Основнойшрифтабзаца" style:family="text">
      <style:text-properties fo:language="en" fo:country="US"/>
    </style:style>
    <style:style style:name="T13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4" style:parent-style-name="Основнойшрифтабзаца" style:family="text">
      <style:text-properties fo:language="en" fo:country="US"/>
    </style:style>
    <style:style style:name="T13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8" style:parent-style-name="Основнойшрифтабзаца" style:family="text">
      <style:text-properties fo:language="en" fo:country="US"/>
    </style:style>
    <style:style style:name="T13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0" style:parent-style-name="Основнойшрифтабзаца" style:family="text">
      <style:text-properties fo:language="en" fo:country="US"/>
    </style:style>
    <style:style style:name="T13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8" style:parent-style-name="Основнойшрифтабзаца" style:family="text">
      <style:text-properties fo:language="en" fo:country="US"/>
    </style:style>
    <style:style style:name="T13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2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4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4" style:parent-style-name="Основнойшрифтабзаца" style:family="text">
      <style:text-properties fo:language="en" fo:country="US"/>
    </style:style>
    <style:style style:name="T14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0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9" style:parent-style-name="Основнойшрифтабзаца" style:family="text">
      <style:text-properties fo:language="en" fo:country="US"/>
    </style:style>
    <style:style style:name="T14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1" style:parent-style-name="Основнойшрифтабзаца" style:family="text">
      <style:text-properties fo:language="en" fo:country="US"/>
    </style:style>
    <style:style style:name="T1412" style:parent-style-name="Основнойшрифтабзаца" style:family="text">
      <style:text-properties fo:language="en" fo:country="US"/>
    </style:style>
    <style:style style:name="T14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1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4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8" style:parent-style-name="Основнойшрифтабзаца" style:family="text">
      <style:text-properties fo:language="en" fo:country="US"/>
    </style:style>
    <style:style style:name="T14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6" style:parent-style-name="Основнойшрифтабзаца" style:family="text">
      <style:text-properties fo:language="en" fo:country="US"/>
    </style:style>
    <style:style style:name="T14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8" style:parent-style-name="Основнойшрифтабзаца" style:family="text">
      <style:text-properties fo:language="en" fo:country="US"/>
    </style:style>
    <style:style style:name="T1429" style:parent-style-name="Основнойшрифтабзаца" style:family="text">
      <style:text-properties fo:language="en" fo:country="US"/>
    </style:style>
    <style:style style:name="T143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4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6" style:parent-style-name="Основнойшрифтабзаца" style:family="text">
      <style:text-properties fo:language="en" fo:country="US"/>
    </style:style>
    <style:style style:name="T14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0" style:parent-style-name="Основнойшрифтабзаца" style:family="text">
      <style:text-properties fo:language="en" fo:country="US"/>
    </style:style>
    <style:style style:name="T14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2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4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4" style:parent-style-name="Основнойшрифтабзаца" style:family="text">
      <style:text-properties fo:language="en" fo:country="US"/>
    </style:style>
    <style:style style:name="T14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6" style:parent-style-name="Основнойшрифтабзаца" style:family="text">
      <style:text-properties fo:language="en" fo:country="US"/>
    </style:style>
    <style:style style:name="T1447" style:parent-style-name="Основнойшрифтабзаца" style:family="text">
      <style:text-properties fo:language="en" fo:country="US"/>
    </style:style>
    <style:style style:name="T144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4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4" style:parent-style-name="Основнойшрифтабзаца" style:family="text">
      <style:text-properties fo:language="en" fo:country="US"/>
    </style:style>
    <style:style style:name="T14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2" style:parent-style-name="Основнойшрифтабзаца" style:family="text">
      <style:text-properties fo:language="en" fo:country="US"/>
    </style:style>
    <style:style style:name="T14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0" style:parent-style-name="Основнойшрифтабзаца" style:family="text">
      <style:text-properties fo:language="en" fo:country="US"/>
    </style:style>
    <style:style style:name="T14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8" style:parent-style-name="Основнойшрифтабзаца" style:family="text">
      <style:text-properties fo:language="en" fo:country="US"/>
    </style:style>
    <style:style style:name="T14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0" style:parent-style-name="Основнойшрифтабзаца" style:family="text">
      <style:text-properties fo:language="en" fo:country="US"/>
    </style:style>
    <style:style style:name="T14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4" style:parent-style-name="Основнойшрифтабзаца" style:family="text">
      <style:text-properties fo:language="en" fo:country="US"/>
    </style:style>
    <style:style style:name="T14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8" style:parent-style-name="Основнойшрифтабзаца" style:family="text">
      <style:text-properties fo:language="en" fo:country="US"/>
    </style:style>
    <style:style style:name="T14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2" style:parent-style-name="Основнойшрифтабзаца" style:family="text">
      <style:text-properties fo:language="en" fo:country="US"/>
    </style:style>
    <style:style style:name="T14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4" style:parent-style-name="Основнойшрифтабзаца" style:family="text">
      <style:text-properties fo:language="en" fo:country="US"/>
    </style:style>
    <style:style style:name="T14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6" style:parent-style-name="Основнойшрифтабзаца" style:family="text">
      <style:text-properties fo:language="en" fo:country="US"/>
    </style:style>
    <style:style style:name="T14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8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4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0" style:parent-style-name="Основнойшрифтабзаца" style:family="text">
      <style:text-properties fo:language="en" fo:country="US"/>
    </style:style>
    <style:style style:name="T15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2" style:parent-style-name="Основнойшрифтабзаца" style:family="text">
      <style:text-properties fo:language="en" fo:country="US"/>
    </style:style>
    <style:style style:name="P1503" style:parent-style-name="Обычный" style:family="paragraph">
      <style:text-properties fo:language="en" fo:country="US"/>
    </style:style>
    <style:style style:name="P1504" style:parent-style-name="Обычный" style:family="paragraph">
      <style:text-properties fo:language="en" fo:country="US"/>
    </style:style>
  </office:automatic-styles>
  <office:body>
    <office:text text:use-soft-page-breaks="true">
      <text:p text:style-name="P1">Приложение А</text:p>
      <text:p text:style-name="P2"/>
      <text:p text:style-name="P3">Листинг файла CMakeLists.txt:</text:p>
      <text:p text:style-name="P4"><text:span text:style-name="T5">cmake_minimum_required</text:span><text:span text:style-name="T6">(</text:span><text:span text:style-name="T7">VERSION 3.20</text:span><text:span text:style-name="T8">)</text:span><text:span text:style-name="T9"><text:line-break/></text:span><text:span text:style-name="T10">project</text:span><text:span text:style-name="T11">(</text:span><text:span text:style-name="T12">sysprog C</text:span><text:span text:style-name="T13">)</text:span><text:span text:style-name="T14"><text:line-break/></text:span><text:span text:style-name="T15"><text:line-break/></text:span><text:span text:style-name="T16">set</text:span><text:span text:style-name="T17">(</text:span><text:span text:style-name="T18">CMAKE_C_STANDARD 11</text:span><text:span text:style-name="T19">)</text:span><text:span text:style-name="T20"><text:line-break/></text:span><text:span text:style-name="T21">set</text:span><text:span text:style-name="T22">(</text:span><text:span text:style-name="T23">THREADS_PREFER_PTHREAD_FLAG ON</text:span><text:span text:style-name="T24">)</text:span><text:span text:style-name="T25"><text:line-break/></text:span><text:span text:style-name="T26">find_package</text:span><text:span text:style-name="T27">(</text:span><text:span text:style-name="T28">Threads REQUIRED</text:span><text:span text:style-name="T29">)</text:span><text:span text:style-name="T30"><text:line-break/></text:span><text:span text:style-name="T31"><text:line-break/></text:span><text:span text:style-name="T32">include_directories</text:span><text:span text:style-name="T33">(</text:span><text:span text:style-name="T34">.</text:span><text:span text:style-name="T35">)</text:span><text:span text:style-name="T36"><text:line-break/></text:span><text:span text:style-name="T37"><text:line-break/></text:span><text:span text:style-name="T38">add_library</text:span><text:span text:style-name="T39">(</text:span><text:span text:style-name="T40">common server.h server.c client.h client.c consts.h</text:span><text:span text:style-name="T41">)</text:span><text:span text:style-name="T42"><text:line-break/></text:span><text:span text:style-name="T43"><text:line-break/></text:span><text:span text:style-name="T44">add_executable</text:span><text:span text:style-name="T45">(</text:span><text:span text:style-name="T46">server main_server.c</text:span><text:span text:style-name="T47">)</text:span><text:span text:style-name="T48"><text:line-break/></text:span><text:span text:style-name="T49">add_executable</text:span><text:span text:style-name="T50">(</text:span><text:span text:style-name="T51">client main_client.c</text:span><text:span text:style-name="T52">)</text:span><text:span text:style-name="T53"><text:line-break/></text:span><text:span text:style-name="T54">add_executable</text:span><text:span text:style-name="T55">(</text:span><text:span text:style-name="T56">work main_work.c</text:span><text:span text:style-name="T57">)</text:span><text:span text:style-name="T58"><text:line-break/></text:span><text:span text:style-name="T59"><text:line-break/></text:span><text:span text:style-name="T60">target_link_libraries</text:span><text:span text:style-name="T61">(</text:span><text:span text:style-name="T62">common PRIVATE m</text:span><text:span text:style-name="T63">)</text:span><text:span text:style-name="T64"><text:line-break/></text:span><text:span text:style-name="T65">target_link_libraries</text:span><text:span text:style-name="T66">(</text:span><text:span text:style-name="T67">server PRIVATE Threads::Threads common</text:span><text:span text:style-name="T68">)</text:span><text:span text:style-name="T69"><text:line-break/></text:span><text:span text:style-name="T70">target_link_libraries</text:span><text:span text:style-name="T71">(</text:span><text:span text:style-name="T72">client PRIVATE common</text:span><text:span text:style-name="T73">)</text:span><text:span text:style-name="T74"><text:line-break/></text:span><text:span text:style-name="T75">target_link_libraries</text:span><text:span text:style-name="T76">(</text:span><text:span text:style-name="T77">work PRIVATE Threads::Threads common</text:span><text:span text:style-name="T78">)</text:span></text:p>
      <text:p text:style-name="P79"/>
      <text:p text:style-name="P80"/>
      <text:soft-page-break/>
      <text:p text:style-name="P81">Приложение Б</text:p>
      <text:p text:style-name="P82"/>
      <text:p text:style-name="P83">Листинг файла client.h:</text:p>
      <text:p text:style-name="P84"><text:span text:style-name="T85">#pragma<text:s/></text:span><text:span text:style-name="T86">once</text:span><text:span text:style-name="T87"><text:line-break/></text:span><text:span text:style-name="T88"><text:line-break/></text:span><text:span text:style-name="T89">void<text:s/></text:span><text:span text:style-name="T90">client_run</text:span><text:span text:style-name="T91">();</text:span></text:p>
      <text:p text:style-name="P92"/>
      <text:p text:style-name="P93"><text:span text:style-name="T94">Листинг</text:span><text:span text:style-name="T95"><text:s/></text:span><text:span text:style-name="T96">файла</text:span><text:span text:style-name="T97"><text:s/>client.c:</text:span></text:p>
      <text:p text:style-name="P98"><text:span text:style-name="T99">#include<text:s/></text:span><text:span text:style-name="T100">"client.h"</text:span><text:span text:style-name="T101"><text:line-break/></text:span><text:span text:style-name="T102"><text:line-break/></text:span><text:span text:style-name="T103">#include<text:s/></text:span><text:span text:style-name="T104">&lt;stdio.h&gt;</text:span><text:span text:style-name="T105"><text:line-break/></text:span><text:span text:style-name="T106">#include<text:s/></text:span><text:span text:style-name="T107">&lt;unistd.h&gt;</text:span><text:span text:style-name="T108"><text:line-break/></text:span><text:span text:style-name="T109">#include<text:s/></text:span><text:span text:style-name="T110">&lt;string.h&gt;</text:span><text:span text:style-name="T111"><text:line-break/></text:span><text:span text:style-name="T112">#include<text:s/></text:span><text:span text:style-name="T113">&lt;sys/socket.h&gt;</text:span><text:span text:style-name="T114"><text:line-break/></text:span><text:span text:style-name="T115">#include<text:s/></text:span><text:span text:style-name="T116">&lt;netinet/in.h&gt;</text:span><text:span text:style-name="T117"><text:line-break/></text:span><text:span text:style-name="T118"><text:line-break/></text:span><text:span text:style-name="T119">void<text:s/></text:span><text:span text:style-name="T120">client_run</text:span><text:span text:style-name="T121">() {</text:span><text:span text:style-name="T122"><text:line-break/></text:span><text:span text:style-name="T123"><text:s text:c="4"/></text:span><text:span text:style-name="T124">size_t<text:s/></text:span><text:span text:style-name="T125">buf_size<text:s/></text:span><text:span text:style-name="T126">=<text:s/></text:span><text:span text:style-name="T127">1024</text:span><text:span text:style-name="T128">;</text:span><text:span text:style-name="T129"><text:line-break/></text:span><text:span text:style-name="T130"><text:s text:c="4"/></text:span><text:span text:style-name="T131">char<text:s/></text:span><text:span text:style-name="T132">buf</text:span><text:span text:style-name="T133">[</text:span><text:span text:style-name="T134">1024</text:span><text:span text:style-name="T135">];</text:span><text:span text:style-name="T136"><text:line-break/></text:span><text:span text:style-name="T137"><text:s text:c="4"/></text:span><text:span text:style-name="T138">char<text:s/></text:span><text:span text:style-name="T139">*</text:span><text:span text:style-name="T140">buff<text:s/></text:span><text:span text:style-name="T141">=<text:s/></text:span><text:span text:style-name="T142">buf</text:span><text:span text:style-name="T143">;</text:span><text:span text:style-name="T144"><text:line-break/></text:span><text:span text:style-name="T145"><text:line-break/></text:span><text:span text:style-name="T146"><text:s text:c="4"/></text:span><text:span text:style-name="T147">int<text:s/></text:span><text:span text:style-name="T148">sock</text:span><text:span text:style-name="T149">;</text:span><text:span text:style-name="T150"><text:line-break/></text:span><text:span text:style-name="T151"><text:s text:c="4"/></text:span><text:span text:style-name="T152">struct<text:s/></text:span><text:span text:style-name="T153">sockaddr_in<text:s/></text:span><text:span text:style-name="T154">addr</text:span><text:span text:style-name="T155">;</text:span><text:span text:style-name="T156"><text:line-break/></text:span><text:span text:style-name="T157"><text:line-break/></text:span><text:span text:style-name="T158"><text:s text:c="4"/></text:span><text:span text:style-name="T159">do<text:s/></text:span><text:span text:style-name="T160">{</text:span><text:span text:style-name="T161"><text:line-break/></text:span><text:span text:style-name="T162"><text:s text:c="8"/></text:span><text:span text:style-name="T163">sock<text:s/></text:span><text:span text:style-name="T164">= socket(</text:span><text:span text:style-name="T165">AF_INET</text:span><text:span text:style-name="T166">,<text:s/></text:span><text:span text:style-name="T167">SOCK_STREAM</text:span><text:span text:style-name="T168">,<text:s/></text:span><text:span text:style-name="T169">0</text:span><text:span text:style-name="T170">);</text:span><text:span text:style-name="T171"><text:line-break/></text:span><text:span text:style-name="T172"><text:s text:c="8"/></text:span><text:span text:style-name="T173">if<text:s/></text:span><text:span text:style-name="T174">(</text:span><text:span text:style-name="T175">sock<text:s/></text:span><text:span text:style-name="T176">&lt;<text:s/></text:span><text:span text:style-name="T177">0</text:span><text:span text:style-name="T178">) {</text:span><text:span text:style-name="T179"><text:line-break/></text:span><text:span text:style-name="T180"><text:s text:c="12"/>usleep(</text:span><text:span text:style-name="T181">100</text:span><text:span text:style-name="T182">);</text:span><text:span text:style-name="T183"><text:line-break/></text:span><text:span text:style-name="T184"><text:s text:c="8"/>}</text:span><text:span text:style-name="T185"><text:line-break/></text:span><text:span text:style-name="T186"><text:s text:c="4"/>}<text:s/></text:span><text:span text:style-name="T187">while<text:s/></text:span><text:span text:style-name="T188">(</text:span><text:span text:style-name="T189">sock<text:s/></text:span><text:span text:style-name="T190">&lt;<text:s/></text:span><text:span text:style-name="T191">0</text:span><text:span text:style-name="T192">);</text:span><text:span text:style-name="T193"><text:line-break/></text:span><text:span text:style-name="T194"><text:line-break/></text:span><text:span text:style-name="T195"><text:s text:c="4"/></text:span><text:span text:style-name="T196">addr</text:span><text:span text:style-name="T197">.</text:span><text:span text:style-name="T198">sin_family<text:s/></text:span><text:span text:style-name="T199">=<text:s/></text:span><text:span text:style-name="T200">AF_INET</text:span><text:span text:style-name="T201">;</text:span><text:span text:style-name="T202"><text:line-break/></text:span><text:span text:style-name="T203"><text:s text:c="4"/></text:span><text:span text:style-name="T204">addr</text:span><text:span text:style-name="T205">.</text:span><text:span text:style-name="T206">sin_port<text:s/></text:span><text:span text:style-name="T207">= htons(</text:span><text:span text:style-name="T208">3456</text:span><text:span text:style-name="T209">);</text:span><text:span text:style-name="T210"><text:line-break/></text:span><text:span text:style-name="T211"><text:s text:c="4"/></text:span><text:span text:style-name="T212">addr</text:span><text:span text:style-name="T213">.</text:span><text:span text:style-name="T214">sin_addr</text:span><text:span text:style-name="T215">.</text:span><text:span text:style-name="T216">s_addr<text:s/></text:span><text:span text:style-name="T217">= htonl(</text:span><text:span text:style-name="T218">INADDR_LOOPBACK</text:span><text:span text:style-name="T219">);</text:span><text:span text:style-name="T220"><text:line-break/></text:span><text:span text:style-name="T221"><text:s text:c="4"/></text:span><text:span text:style-name="T222">int<text:s/></text:span><text:span text:style-name="T223">isConnect</text:span><text:span text:style-name="T224">;</text:span><text:span text:style-name="T225"><text:line-break/></text:span><text:span text:style-name="T226"><text:s text:c="4"/></text:span><text:span text:style-name="T227">do<text:s/></text:span><text:span text:style-name="T228">{</text:span><text:span text:style-name="T229"><text:line-break/></text:span><text:span text:style-name="T230"><text:s text:c="8"/></text:span><text:span text:style-name="T231">isConnect<text:s/></text:span><text:span text:style-name="T232">= connect(</text:span><text:span text:style-name="T233">sock</text:span><text:span text:style-name="T234">, (</text:span><text:span text:style-name="T235">struct<text:s/></text:span><text:span text:style-name="T236">sockaddr<text:s/></text:span><text:span text:style-name="T237">*) &amp;</text:span><text:span text:style-name="T238">addr</text:span><text:span text:style-name="T239">,<text:s/></text:span><text:span text:style-name="T240">sizeof</text:span><text:span text:style-name="T241">(</text:span><text:span text:style-name="T242">addr</text:span><text:span text:style-name="T243">));</text:span><text:span text:style-name="T244"><text:line-break/></text:span><text:span text:style-name="T245"><text:s text:c="8"/></text:span><text:span text:style-name="T246">if<text:s/></text:span><text:span text:style-name="T247">(</text:span><text:span text:style-name="T248">isConnect<text:s/></text:span><text:span text:style-name="T249">&lt;<text:s/></text:span><text:span text:style-name="T250">0</text:span><text:span text:style-name="T251">) {</text:span><text:span text:style-name="T252"><text:line-break/></text:span><text:span text:style-name="T253"><text:s text:c="12"/>usleep(</text:span><text:span text:style-name="T254">100</text:span><text:span text:style-name="T255">);</text:span><text:span text:style-name="T256"><text:line-break/></text:span><text:span text:style-name="T257"><text:s text:c="8"/>}</text:span><text:span text:style-name="T258"><text:line-break/></text:span><text:span text:style-name="T259"><text:s text:c="4"/>}<text:s/></text:span><text:span text:style-name="T260">while<text:s/></text:span><text:span text:style-name="T261">(</text:span><text:span text:style-name="T262">isConnect<text:s/></text:span><text:span text:style-name="T263">&lt;<text:s/></text:span><text:span text:style-name="T264">0</text:span><text:span text:style-name="T265">);</text:span><text:span text:style-name="T266"><text:line-break/></text:span><text:span text:style-name="T267"><text:line-break/></text:span><text:span text:style-name="T268"><text:s text:c="4"/>printf(</text:span><text:span text:style-name="T269">"</text:span><text:span text:style-name="T270">Клиент</text:span><text:span text:style-name="T271">: "</text:span><text:span text:style-name="T272">);</text:span><text:span text:style-name="T273"><text:line-break/></text:span><text:span text:style-name="T274"><text:s text:c="4"/>scanf(</text:span><text:span text:style-name="T275">"%s"</text:span><text:span text:style-name="T276">,<text:s/></text:span><text:span text:style-name="T277">buff</text:span><text:span text:style-name="T278">);</text:span><text:span text:style-name="T279"><text:line-break/></text:span><text:span text:style-name="T280"><text:s text:c="4"/>getchar();</text:span><text:span text:style-name="T281"><text:line-break/></text:span><text:span text:style-name="T282"><text:s text:c="4"/>send(</text:span><text:span text:style-name="T283">sock</text:span><text:span text:style-name="T284">,<text:s/></text:span><text:span text:style-name="T285">buf</text:span><text:span text:style-name="T286">, strlen(</text:span><text:span text:style-name="T287">buf</text:span><text:span text:style-name="T288">),<text:s/></text:span><text:span text:style-name="T289">0</text:span><text:span text:style-name="T290">);</text:span><text:span text:style-name="T291"><text:line-break/></text:span><text:span text:style-name="T292"><text:s text:c="4"/>memset(</text:span><text:span text:style-name="T293">buf</text:span><text:span text:style-name="T294">,<text:s/></text:span><text:span text:style-name="T295">'</text:span><text:span text:style-name="T296">\0</text:span><text:span text:style-name="T297">'</text:span><text:span text:style-name="T298">,<text:s/></text:span><text:span text:style-name="T299">buf_size</text:span><text:span text:style-name="T300">);</text:span><text:span text:style-name="T301"><text:line-break/></text:span><text:span text:style-name="T302"><text:s text:c="4"/>recv(</text:span><text:span text:style-name="T303">sock</text:span><text:span text:style-name="T304">,<text:s/></text:span><text:span text:style-name="T305">buf</text:span><text:span text:style-name="T306">,<text:s/></text:span><text:span text:style-name="T307">sizeof</text:span><text:span text:style-name="T308">(</text:span><text:span text:style-name="T309">buf</text:span><text:span text:style-name="T310">),<text:s/></text:span><text:span text:style-name="T311">0</text:span><text:span text:style-name="T312">);</text:span><text:span text:style-name="T313"><text:line-break/></text:span><text:span text:style-name="T314"><text:s text:c="4"/>printf(</text:span><text:span text:style-name="T315">"</text:span><text:span text:style-name="T316">Сервер</text:span><text:span text:style-name="T317">: %s</text:span><text:span text:style-name="T318">\n</text:span><text:span text:style-name="T319">"</text:span><text:span text:style-name="T320">,<text:s/></text:span><text:span text:style-name="T321">buf</text:span><text:span text:style-name="T322">);</text:span><text:span text:style-name="T323"><text:line-break/></text:span><text:span text:style-name="T324"><text:line-break/></text:span><text:span text:style-name="T325"><text:s text:c="4"/>close(</text:span><text:span text:style-name="T326">sock</text:span><text:span text:style-name="T327">);</text:span><text:span text:style-name="T328"><text:line-break/></text:span><text:span text:style-name="T329">}</text:span><text:span text:style-name="T330"><text:line-break/></text:span></text:p>
      <text:p text:style-name="P331"/>
      <text:soft-page-break/>
      <text:p text:style-name="P332"><text:span text:style-name="T333">Листинг</text:span><text:span text:style-name="T334"><text:s/></text:span><text:span text:style-name="T335">файла</text:span><text:span text:style-name="T336"><text:s/>server.h:</text:span></text:p>
      <text:p text:style-name="P337"><text:span text:style-name="T338">#pragma<text:s/></text:span><text:span text:style-name="T339">once</text:span><text:span text:style-name="T340"><text:line-break/></text:span><text:span text:style-name="T341"><text:line-break/></text:span><text:span text:style-name="T342">void<text:s/></text:span><text:span text:style-name="T343">server_run</text:span><text:span text:style-name="T344">(</text:span><text:span text:style-name="T345">int<text:s/></text:span><text:span text:style-name="T346">logged);</text:span><text:span text:style-name="T347"><text:line-break/></text:span></text:p>
      <text:p text:style-name="P348"><text:span text:style-name="T349">Листинг</text:span><text:span text:style-name="T350"><text:s/></text:span><text:span text:style-name="T351">файла</text:span><text:span text:style-name="T352"><text:s/>server.c</text:span><text:span text:style-name="T353">:</text:span></text:p>
      <text:p text:style-name="P354"><text:span text:style-name="T355">#include<text:s/></text:span><text:span text:style-name="T356">"server.h"</text:span><text:span text:style-name="T357"><text:line-break/></text:span><text:span text:style-name="T358">#include<text:s/></text:span><text:span text:style-name="T359">"consts.h"</text:span><text:span text:style-name="T360"><text:line-break/></text:span><text:span text:style-name="T361"><text:line-break/></text:span><text:span text:style-name="T362">#include<text:s/></text:span><text:span text:style-name="T363">&lt;stdio.h&gt;</text:span><text:span text:style-name="T364"><text:line-break/></text:span><text:span text:style-name="T365">#include<text:s/></text:span><text:span text:style-name="T366">&lt;stdlib.h&gt;</text:span><text:span text:style-name="T367"><text:line-break/></text:span><text:span text:style-name="T368">#include<text:s/></text:span><text:span text:style-name="T369">&lt;string.h&gt;</text:span><text:span text:style-name="T370"><text:line-break/></text:span><text:span text:style-name="T371">#include<text:s/></text:span><text:span text:style-name="T372">&lt;pthread.h&gt;</text:span><text:span text:style-name="T373"><text:line-break/></text:span><text:span text:style-name="T374">#include<text:s/></text:span><text:span text:style-name="T375">&lt;sys/ipc.h&gt;</text:span><text:span text:style-name="T376"><text:line-break/></text:span><text:span text:style-name="T377">#include<text:s/></text:span><text:span text:style-name="T378">&lt;sys/sem.h&gt;</text:span><text:span text:style-name="T379"><text:line-break/></text:span><text:span text:style-name="T380">#include<text:s/></text:span><text:span text:style-name="T381">&lt;sys/types.h&gt;</text:span><text:span text:style-name="T382"><text:line-break/></text:span><text:span text:style-name="T383">#include<text:s/></text:span><text:span text:style-name="T384">&lt;sys/socket.h&gt;</text:span><text:span text:style-name="T385"><text:line-break/></text:span><text:span text:style-name="T386">#include<text:s/></text:span><text:span text:style-name="T387">&lt;netinet/in.h&gt;</text:span><text:span text:style-name="T388"><text:line-break/></text:span><text:span text:style-name="T389"><text:line-break/></text:span><text:span text:style-name="T390">void<text:s/></text:span><text:span text:style-name="T391">server_run</text:span><text:span text:style-name="T392">(</text:span><text:span text:style-name="T393">int<text:s/></text:span><text:span text:style-name="T394">logged) {</text:span><text:span text:style-name="T395"><text:line-break/></text:span><text:span text:style-name="T396"><text:s text:c="4"/></text:span><text:span text:style-name="T397">int<text:s/></text:span><text:span text:style-name="T398">listener</text:span><text:span text:style-name="T399">;</text:span><text:span text:style-name="T400"><text:line-break/></text:span><text:span text:style-name="T401"><text:s text:c="4"/></text:span><text:span text:style-name="T402">struct<text:s/></text:span><text:span text:style-name="T403">sockaddr_in<text:s/></text:span><text:span text:style-name="T404">addr</text:span><text:span text:style-name="T405">;</text:span><text:span text:style-name="T406"><text:line-break/></text:span><text:span text:style-name="T407"><text:s text:c="4"/></text:span><text:span text:style-name="T408">resources_t<text:s/></text:span><text:span text:style-name="T409">resources<text:s/></text:span><text:span text:style-name="T410">= {{}, logged,<text:s/></text:span><text:span text:style-name="T411">0</text:span><text:span text:style-name="T412">,<text:s/></text:span><text:span text:style-name="T413">0</text:span><text:span text:style-name="T414">};</text:span><text:span text:style-name="T415"><text:line-break/></text:span><text:span text:style-name="T416"><text:s text:c="4"/>sem_init(&amp;</text:span><text:span text:style-name="T417">resources</text:span><text:span text:style-name="T418">.</text:span><text:span text:style-name="T419">semaphore</text:span><text:span text:style-name="T420">,<text:s/></text:span><text:span text:style-name="T421">0</text:span><text:span text:style-name="T422">,<text:s/></text:span><text:span text:style-name="T423">1</text:span><text:span text:style-name="T424">);</text:span><text:span text:style-name="T425"><text:line-break/></text:span><text:span text:style-name="T426"><text:line-break/></text:span><text:span text:style-name="T427"><text:s text:c="4"/></text:span><text:span text:style-name="T428">listener<text:s/></text:span><text:span text:style-name="T429">= socket(</text:span><text:span text:style-name="T430">AF_INET</text:span><text:span text:style-name="T431">,<text:s/></text:span><text:span text:style-name="T432">SOCK_STREAM</text:span><text:span text:style-name="T433">,<text:s/></text:span><text:span text:style-name="T434">0</text:span><text:span text:style-name="T435">);</text:span><text:span text:style-name="T436"><text:line-break/></text:span><text:span text:style-name="T437"><text:s text:c="4"/></text:span><text:span text:style-name="T438">if<text:s/></text:span><text:span text:style-name="T439">(</text:span><text:span text:style-name="T440">listener<text:s/></text:span><text:span text:style-name="T441">&lt;<text:s/></text:span><text:span text:style-name="T442">0</text:span><text:span text:style-name="T443">) {</text:span><text:span text:style-name="T444"><text:line-break/></text:span><text:span text:style-name="T445"><text:s text:c="8"/>perror(</text:span><text:span text:style-name="T446">"socket"</text:span><text:span text:style-name="T447">);</text:span><text:span text:style-name="T448"><text:line-break/></text:span><text:span text:style-name="T449"><text:s text:c="8"/>exit(</text:span><text:span text:style-name="T450">1</text:span><text:span text:style-name="T451">);</text:span><text:span text:style-name="T452"><text:line-break/></text:span><text:span text:style-name="T453"><text:s text:c="4"/>}</text:span><text:span text:style-name="T454"><text:line-break/></text:span><text:span text:style-name="T455"><text:line-break/></text:span><text:span text:style-name="T456"><text:s text:c="4"/></text:span><text:span text:style-name="T457">addr</text:span><text:span text:style-name="T458">.</text:span><text:span text:style-name="T459">sin_family<text:s/></text:span><text:span text:style-name="T460">=<text:s/></text:span><text:span text:style-name="T461">AF_INET</text:span><text:span text:style-name="T462">;</text:span><text:span text:style-name="T463"><text:line-break/></text:span><text:span text:style-name="T464"><text:s text:c="4"/></text:span><text:span text:style-name="T465">addr</text:span><text:span text:style-name="T466">.</text:span><text:span text:style-name="T467">sin_port<text:s/></text:span><text:span text:style-name="T468">= htons(</text:span><text:span text:style-name="T469">PORT</text:span><text:span text:style-name="T470">);</text:span><text:span text:style-name="T471"><text:line-break/></text:span><text:span text:style-name="T472"><text:s text:c="4"/></text:span><text:span text:style-name="T473">addr</text:span><text:span text:style-name="T474">.</text:span><text:span text:style-name="T475">sin_addr</text:span><text:span text:style-name="T476">.</text:span><text:span text:style-name="T477">s_addr<text:s/></text:span><text:span text:style-name="T478">= htonl(</text:span><text:span text:style-name="T479">INADDR_ANY</text:span><text:span text:style-name="T480">);</text:span><text:span text:style-name="T481"><text:line-break/></text:span><text:span text:style-name="T482"><text:s text:c="4"/></text:span><text:span text:style-name="T483">if<text:s/></text:span><text:span text:style-name="T484">(bind(</text:span><text:span text:style-name="T485">listener</text:span><text:span text:style-name="T486">, (</text:span><text:span text:style-name="T487">struct<text:s/></text:span><text:span text:style-name="T488">sockaddr<text:s/></text:span><text:span text:style-name="T489">*)&amp;</text:span><text:span text:style-name="T490">addr</text:span><text:span text:style-name="T491">,<text:s/></text:span><text:span text:style-name="T492">sizeof</text:span><text:span text:style-name="T493">(</text:span><text:span text:style-name="T494">addr</text:span><text:span text:style-name="T495">)) &lt;<text:s/></text:span><text:span text:style-name="T496">0</text:span><text:span text:style-name="T497">) {</text:span><text:span text:style-name="T498"><text:line-break/></text:span><text:span text:style-name="T499"><text:s text:c="8"/>perror(</text:span><text:span text:style-name="T500">"bind"</text:span><text:span text:style-name="T501">);</text:span><text:span text:style-name="T502"><text:line-break/></text:span><text:span text:style-name="T503"><text:s text:c="8"/>exit(</text:span><text:span text:style-name="T504">2</text:span><text:span text:style-name="T505">);</text:span><text:span text:style-name="T506"><text:line-break/></text:span><text:span text:style-name="T507"><text:s text:c="4"/>}</text:span><text:span text:style-name="T508"><text:line-break/></text:span><text:span text:style-name="T509"><text:line-break/></text:span><text:span text:style-name="T510"><text:s text:c="4"/>listen(</text:span><text:span text:style-name="T511">listener</text:span><text:span text:style-name="T512">,<text:s/></text:span><text:span text:style-name="T513">1</text:span><text:span text:style-name="T514">);</text:span><text:span text:style-name="T515"><text:line-break/></text:span><text:span text:style-name="T516"><text:line-break/></text:span><text:span text:style-name="T517"><text:s text:c="4"/></text:span><text:span text:style-name="T518">while<text:s/></text:span><text:span text:style-name="T519">(</text:span><text:span text:style-name="T520">1</text:span><text:span text:style-name="T521">) {</text:span><text:span text:style-name="T522"><text:line-break/></text:span><text:span text:style-name="T523"><text:s text:c="8"/></text:span><text:span text:style-name="T524">thread_data_t<text:s/></text:span><text:span text:style-name="T525">*</text:span><text:span text:style-name="T526">data<text:s/></text:span><text:span text:style-name="T527">= malloc(</text:span><text:span text:style-name="T528">sizeof</text:span><text:span text:style-name="T529">(</text:span><text:span text:style-name="T530">thread_data_t</text:span><text:span text:style-name="T531">));</text:span><text:span text:style-name="T532"><text:line-break/></text:span><text:span text:style-name="T533"><text:s text:c="8"/></text:span><text:span text:style-name="T534">data</text:span><text:span text:style-name="T535">-&gt;</text:span><text:span text:style-name="T536">socket<text:s/></text:span><text:span text:style-name="T537">= accept(</text:span><text:span text:style-name="T538">listener</text:span><text:span text:style-name="T539">,<text:s/></text:span><text:span text:style-name="T540">0</text:span><text:span text:style-name="T541">,<text:s/></text:span><text:span text:style-name="T542">0</text:span><text:span text:style-name="T543">);</text:span><text:span text:style-name="T544"><text:line-break/></text:span><text:span text:style-name="T545"><text:s text:c="8"/></text:span><text:span text:style-name="T546">data</text:span><text:span text:style-name="T547">-&gt;</text:span><text:span text:style-name="T548">resources<text:s/></text:span><text:span text:style-name="T549">= &amp;</text:span><text:span text:style-name="T550">resources</text:span><text:span text:style-name="T551">;</text:span><text:span text:style-name="T552"><text:line-break/></text:span><text:span text:style-name="T553"><text:s text:c="8"/></text:span><text:span text:style-name="T554">pthread_t<text:s/></text:span><text:span text:style-name="T555">thread</text:span><text:span text:style-name="T556">;</text:span><text:span text:style-name="T557"><text:line-break/></text:span><text:span text:style-name="T558"><text:s text:c="8"/></text:span><text:span text:style-name="T559">if</text:span><text:span text:style-name="T560">(pthread_create(&amp;</text:span><text:span text:style-name="T561">thread</text:span><text:span text:style-name="T562">,<text:s/></text:span><text:span text:style-name="T563">NULL</text:span><text:span text:style-name="T564">, &amp;socket_thread,<text:s/></text:span><text:span text:style-name="T565">data</text:span><text:span text:style-name="T566">)) {</text:span><text:span text:style-name="T567"><text:line-break/></text:span><text:span text:style-name="T568"><text:s text:c="12"/>exit(-</text:span><text:span text:style-name="T569">1</text:span><text:span text:style-name="T570">);</text:span><text:span text:style-name="T571"><text:line-break/></text:span><text:span text:style-name="T572"><text:s text:c="8"/>}</text:span><text:span text:style-name="T573"><text:line-break/></text:span><text:span text:style-name="T574"><text:s text:c="4"/>}</text:span><text:span text:style-name="T575"><text:line-break/></text:span><text:span text:style-name="T576">}</text:span><text:span text:style-name="T577"><text:line-break/></text:span><text:span text:style-name="T578"><text:line-break/></text:span><text:span text:style-name="T579">void<text:s/></text:span><text:span text:style-name="T580">*</text:span><text:span text:style-name="T581">socket_thread</text:span><text:span text:style-name="T582">(</text:span><text:span text:style-name="T583">void<text:s/></text:span><text:span text:style-name="T584">*arg) {</text:span><text:span text:style-name="T585"><text:line-break/></text:span><text:span text:style-name="T586"><text:s text:c="4"/></text:span><text:span text:style-name="T587">char<text:s/></text:span><text:span text:style-name="T588">buf</text:span><text:span text:style-name="T589">[</text:span><text:span text:style-name="T590">1024</text:span><text:span text:style-name="T591">];</text:span><text:span text:style-name="T592"><text:line-break/></text:span><text:span text:style-name="T593"><text:s text:c="4"/></text:span><text:span text:style-name="T594">int<text:s/></text:span><text:span text:style-name="T595">bytes_read</text:span><text:span text:style-name="T596">;</text:span><text:span text:style-name="T597"><text:line-break/></text:span><text:span text:style-name="T598"><text:s text:c="4"/></text:span><text:span text:style-name="T599">thread_data_t<text:s/></text:span><text:span text:style-name="T600">*</text:span><text:span text:style-name="T601">data<text:s/></text:span><text:span text:style-name="T602">= (</text:span><text:span text:style-name="T603">thread_data_t</text:span><text:span text:style-name="T604">*)arg;</text:span><text:span text:style-name="T605"><text:line-break/></text:span><text:span text:style-name="T606"><text:line-break/></text:span><text:span text:style-name="T607"><text:s text:c="4"/></text:span><text:span text:style-name="T608">if<text:s/></text:span><text:span text:style-name="T609">(</text:span><text:span text:style-name="T610">data</text:span><text:span text:style-name="T611">-&gt;</text:span><text:span text:style-name="T612">socket<text:s/></text:span><text:span text:style-name="T613">&lt;<text:s/></text:span><text:span text:style-name="T614">0</text:span><text:span text:style-name="T615">) {</text:span><text:span text:style-name="T616"><text:line-break/></text:span><text:span text:style-name="T617"><text:s text:c="8"/>perror(</text:span><text:span text:style-name="T618">"accept"</text:span><text:span text:style-name="T619">);</text:span><text:span text:style-name="T620"><text:line-break/></text:span><text:soft-page-break/><text:span text:style-name="T621"><text:s text:c="8"/>exit(</text:span><text:span text:style-name="T622">3</text:span><text:span text:style-name="T623">);</text:span><text:span text:style-name="T624"><text:line-break/></text:span><text:span text:style-name="T625"><text:s text:c="4"/>}</text:span><text:span text:style-name="T626"><text:line-break/></text:span><text:span text:style-name="T627"><text:line-break/></text:span><text:span text:style-name="T628"><text:s text:c="4"/></text:span><text:span text:style-name="T629">while<text:s/></text:span><text:span text:style-name="T630">(</text:span><text:span text:style-name="T631">1</text:span><text:span text:style-name="T632">) {</text:span><text:span text:style-name="T633"><text:line-break/></text:span><text:span text:style-name="T634"><text:s text:c="8"/>memset(</text:span><text:span text:style-name="T635">buf</text:span><text:span text:style-name="T636">,<text:s/></text:span><text:span text:style-name="T637">'</text:span><text:span text:style-name="T638">\0</text:span><text:span text:style-name="T639">'</text:span><text:span text:style-name="T640">,<text:s/></text:span><text:span text:style-name="T641">1024</text:span><text:span text:style-name="T642">);</text:span><text:span text:style-name="T643"><text:line-break/></text:span><text:span text:style-name="T644"><text:s text:c="8"/></text:span><text:span text:style-name="T645">bytes_read<text:s/></text:span><text:span text:style-name="T646">= recv(</text:span><text:span text:style-name="T647">data</text:span><text:span text:style-name="T648">-&gt;</text:span><text:span text:style-name="T649">socket</text:span><text:span text:style-name="T650">,<text:s/></text:span><text:span text:style-name="T651">buf</text:span><text:span text:style-name="T652">,<text:s/></text:span><text:span text:style-name="T653">1024</text:span><text:span text:style-name="T654">,<text:s/></text:span><text:span text:style-name="T655">0</text:span><text:span text:style-name="T656">);</text:span><text:span text:style-name="T657"><text:line-break/></text:span><text:span text:style-name="T658"><text:s text:c="8"/></text:span><text:span text:style-name="T659">if</text:span><text:span text:style-name="T660">(</text:span><text:span text:style-name="T661">bytes_read<text:s/></text:span><text:span text:style-name="T662">&lt;=<text:s/></text:span><text:span text:style-name="T663">0</text:span><text:span text:style-name="T664">)<text:s/></text:span><text:span text:style-name="T665">break</text:span><text:span text:style-name="T666">;</text:span><text:span text:style-name="T667"><text:line-break/></text:span><text:span text:style-name="T668"><text:s text:c="8"/></text:span><text:span text:style-name="T669">else<text:s/></text:span><text:span text:style-name="T670">{</text:span><text:span text:style-name="T671"><text:line-break/></text:span><text:span text:style-name="T672"><text:s text:c="12"/>sem_wait(&amp;</text:span><text:span text:style-name="T673">data</text:span><text:span text:style-name="T674">-&gt;</text:span><text:span text:style-name="T675">resources</text:span><text:span text:style-name="T676">-&gt;</text:span><text:span text:style-name="T677">semaphore</text:span><text:span text:style-name="T678">);</text:span><text:span text:style-name="T679"><text:line-break/></text:span><text:span text:style-name="T680"><text:s text:c="12"/></text:span><text:span text:style-name="T681">int<text:s/></text:span><text:span text:style-name="T682">client_number</text:span><text:span text:style-name="T683">;</text:span><text:span text:style-name="T684"><text:line-break/></text:span><text:span text:style-name="T685"><text:s text:c="12"/></text:span><text:span text:style-name="T686">if<text:s/></text:span><text:span text:style-name="T687">(isNumber(</text:span><text:span text:style-name="T688">buf</text:span><text:span text:style-name="T689">, &amp;</text:span><text:span text:style-name="T690">client_number</text:span><text:span text:style-name="T691">)) {</text:span><text:span text:style-name="T692"><text:line-break/></text:span><text:span text:style-name="T693"><text:s text:c="16"/></text:span><text:span text:style-name="T694">char<text:s/></text:span><text:span text:style-name="T695">*</text:span><text:span text:style-name="T696">number<text:s/></text:span><text:span text:style-name="T697">= numberToString(</text:span><text:span text:style-name="T698">data</text:span><text:span text:style-name="T699">-&gt;</text:span><text:span text:style-name="T700">resources</text:span><text:span text:style-name="T701">-&gt;</text:span><text:span text:style-name="T702">sum<text:s/></text:span><text:span text:style-name="T703">+=<text:s/></text:span><text:span text:style-name="T704">client_number</text:span><text:span text:style-name="T705">);</text:span><text:span text:style-name="T706"><text:line-break/></text:span><text:span text:style-name="T707"><text:s text:c="16"/>++</text:span><text:span text:style-name="T708">data</text:span><text:span text:style-name="T709">-&gt;</text:span><text:span text:style-name="T710">resources</text:span><text:span text:style-name="T711">-&gt;</text:span><text:span text:style-name="T712">i</text:span><text:span text:style-name="T713">;</text:span><text:span text:style-name="T714"><text:line-break/></text:span><text:span text:style-name="T715"><text:s text:c="16"/></text:span><text:span text:style-name="T716">if<text:s/></text:span><text:span text:style-name="T717">(</text:span><text:span text:style-name="T718">data</text:span><text:span text:style-name="T719">-&gt;</text:span><text:span text:style-name="T720">resources</text:span><text:span text:style-name="T721">-&gt;</text:span><text:span text:style-name="T722">logged</text:span><text:span text:style-name="T723">) {</text:span><text:span text:style-name="T724"><text:line-break/></text:span><text:span text:style-name="T725"><text:s text:c="20"/>printf(</text:span><text:span text:style-name="T726">"</text:span><text:span text:style-name="T727">Клиент</text:span><text:span text:style-name="T728"><text:s/>%d: %s</text:span><text:span text:style-name="T729">\n</text:span><text:span text:style-name="T730">Текущая</text:span><text:span text:style-name="T731"><text:s/></text:span><text:span text:style-name="T732">сумма</text:span><text:span text:style-name="T733">: %d</text:span><text:span text:style-name="T734">\n</text:span><text:span text:style-name="T735">"</text:span><text:span text:style-name="T736">,</text:span><text:span text:style-name="T737"><text:line-break/></text:span><text:span text:style-name="T738"><text:s text:c="27"/></text:span><text:span text:style-name="T739">data</text:span><text:span text:style-name="T740">-&gt;</text:span><text:span text:style-name="T741">resources</text:span><text:span text:style-name="T742">-&gt;</text:span><text:span text:style-name="T743">i</text:span><text:span text:style-name="T744">,<text:s/></text:span><text:span text:style-name="T745">buf</text:span><text:span text:style-name="T746">,<text:s/></text:span><text:span text:style-name="T747">data</text:span><text:span text:style-name="T748">-&gt;</text:span><text:span text:style-name="T749">resources</text:span><text:span text:style-name="T750">-&gt;</text:span><text:span text:style-name="T751">sum</text:span><text:span text:style-name="T752">);</text:span><text:span text:style-name="T753"><text:line-break/></text:span><text:span text:style-name="T754"><text:s text:c="16"/>}</text:span><text:span text:style-name="T755"><text:line-break/></text:span><text:span text:style-name="T756"><text:s text:c="16"/>send(</text:span><text:span text:style-name="T757">data</text:span><text:span text:style-name="T758">-&gt;</text:span><text:span text:style-name="T759">socket</text:span><text:span text:style-name="T760">,<text:s/></text:span><text:span text:style-name="T761">number</text:span><text:span text:style-name="T762">, strlen(</text:span><text:span text:style-name="T763">number</text:span><text:span text:style-name="T764">),<text:s/></text:span><text:span text:style-name="T765">0</text:span><text:span text:style-name="T766">);</text:span><text:span text:style-name="T767"><text:line-break/></text:span><text:span text:style-name="T768"><text:s text:c="16"/>free(</text:span><text:span text:style-name="T769">number</text:span><text:span text:style-name="T770">);</text:span><text:span text:style-name="T771"><text:line-break/></text:span><text:span text:style-name="T772"><text:s text:c="12"/>}<text:s/></text:span><text:span text:style-name="T773">else<text:s/></text:span><text:span text:style-name="T774">{</text:span><text:span text:style-name="T775"><text:line-break/></text:span><text:span text:style-name="T776"><text:s text:c="16"/>++</text:span><text:span text:style-name="T777">data</text:span><text:span text:style-name="T778">-&gt;</text:span><text:span text:style-name="T779">resources</text:span><text:span text:style-name="T780">-&gt;</text:span><text:span text:style-name="T781">i</text:span><text:span text:style-name="T782">;</text:span><text:span text:style-name="T783"><text:line-break/></text:span><text:span text:style-name="T784"><text:s text:c="16"/></text:span><text:span text:style-name="T785">const char<text:s/></text:span><text:span text:style-name="T786">*</text:span><text:span text:style-name="T787">warn<text:s/></text:span><text:span text:style-name="T788">=<text:s/></text:span><text:span text:style-name="T789">"</text:span><text:span text:style-name="T790">Некорректный</text:span><text:span text:style-name="T791"><text:s/></text:span><text:span text:style-name="T792">ввод</text:span><text:span text:style-name="T793">!"</text:span><text:span text:style-name="T794">;</text:span><text:span text:style-name="T795"><text:line-break/></text:span><text:span text:style-name="T796"><text:s text:c="16"/>printf(</text:span><text:span text:style-name="T797">"</text:span><text:span text:style-name="T798">Клиент</text:span><text:span text:style-name="T799"><text:s/>%d<text:s/></text:span><text:span text:style-name="T800">ввёл</text:span><text:span text:style-name="T801"><text:s/></text:span><text:span text:style-name="T802">строку</text:span><text:span text:style-name="T803">: %s</text:span><text:span text:style-name="T804">\n</text:span><text:span text:style-name="T805">"</text:span><text:span text:style-name="T806">,<text:s/></text:span><text:span text:style-name="T807">data</text:span><text:span text:style-name="T808">-&gt;</text:span><text:span text:style-name="T809">resources</text:span><text:span text:style-name="T810">-&gt;</text:span><text:span text:style-name="T811">i</text:span><text:span text:style-name="T812">,<text:s/></text:span><text:span text:style-name="T813">buf</text:span><text:span text:style-name="T814">);</text:span><text:span text:style-name="T815"><text:line-break/></text:span><text:span text:style-name="T816"><text:s text:c="16"/>send(</text:span><text:span text:style-name="T817">data</text:span><text:span text:style-name="T818">-&gt;</text:span><text:span text:style-name="T819">socket</text:span><text:span text:style-name="T820">,<text:s/></text:span><text:span text:style-name="T821">warn</text:span><text:span text:style-name="T822">, strlen(</text:span><text:span text:style-name="T823">warn</text:span><text:span text:style-name="T824">),<text:s/></text:span><text:span text:style-name="T825">0</text:span><text:span text:style-name="T826">);</text:span><text:span text:style-name="T827"><text:line-break/></text:span><text:span text:style-name="T828"><text:s text:c="12"/>}</text:span><text:span text:style-name="T829"><text:line-break/></text:span><text:span text:style-name="T830"><text:s text:c="12"/>sem_post(&amp;</text:span><text:span text:style-name="T831">data</text:span><text:span text:style-name="T832">-&gt;</text:span><text:span text:style-name="T833">resources</text:span><text:span text:style-name="T834">-&gt;</text:span><text:span text:style-name="T835">semaphore</text:span><text:span text:style-name="T836">);</text:span><text:span text:style-name="T837"><text:line-break/></text:span><text:span text:style-name="T838"><text:s text:c="8"/>}</text:span><text:span text:style-name="T839"><text:line-break/></text:span><text:span text:style-name="T840"><text:s text:c="4"/>}</text:span><text:span text:style-name="T841"><text:line-break/></text:span><text:span text:style-name="T842"><text:line-break/></text:span><text:span text:style-name="T843"><text:s text:c="4"/>close(</text:span><text:span text:style-name="T844">data</text:span><text:span text:style-name="T845">-&gt;</text:span><text:span text:style-name="T846">socket</text:span><text:span text:style-name="T847">);</text:span><text:span text:style-name="T848"><text:line-break/></text:span><text:span text:style-name="T849"><text:s text:c="4"/>free(arg);</text:span><text:span text:style-name="T850"><text:line-break/></text:span><text:span text:style-name="T851"><text:s text:c="4"/></text:span><text:span text:style-name="T852">return<text:s/></text:span><text:span text:style-name="T853">0</text:span><text:span text:style-name="T854">;</text:span><text:span text:style-name="T855"><text:line-break/></text:span><text:span text:style-name="T856">}</text:span><text:span text:style-name="T857"><text:line-break/></text:span><text:span text:style-name="T858"><text:line-break/></text:span><text:span text:style-name="T859">int<text:s/></text:span><text:span text:style-name="T860">isNumber</text:span><text:span text:style-name="T861">(</text:span><text:span text:style-name="T862">const char<text:s/></text:span><text:span text:style-name="T863">*input,<text:s/></text:span><text:span text:style-name="T864">int<text:s/></text:span><text:span text:style-name="T865">*output) {</text:span><text:span text:style-name="T866"><text:line-break/></text:span><text:span text:style-name="T867"><text:s text:c="4"/>*output =<text:s/></text:span><text:span text:style-name="T868">0</text:span><text:span text:style-name="T869">;</text:span><text:span text:style-name="T870"><text:line-break/></text:span><text:span text:style-name="T871"><text:s text:c="4"/></text:span><text:span text:style-name="T872">int<text:s/></text:span><text:span text:style-name="T873">n<text:s/></text:span><text:span text:style-name="T874">= strlen(input),<text:s/></text:span><text:span text:style-name="T875">first<text:s/></text:span><text:span text:style-name="T876">=<text:s/></text:span><text:span text:style-name="T877">0</text:span><text:span text:style-name="T878">;</text:span><text:span text:style-name="T879"><text:line-break/></text:span><text:span text:style-name="T880"><text:s text:c="4"/></text:span><text:span text:style-name="T881">if</text:span><text:span text:style-name="T882">(</text:span><text:span text:style-name="T883">n<text:s/></text:span><text:span text:style-name="T884">&amp;&amp; input[</text:span><text:span text:style-name="T885">0</text:span><text:span text:style-name="T886">] ==<text:s/></text:span><text:span text:style-name="T887">'-'</text:span><text:span text:style-name="T888">) {</text:span><text:span text:style-name="T889"><text:line-break/></text:span><text:span text:style-name="T890"><text:s text:c="8"/></text:span><text:span text:style-name="T891">first<text:s/></text:span><text:span text:style-name="T892">=<text:s/></text:span><text:span text:style-name="T893">1</text:span><text:span text:style-name="T894">;</text:span><text:span text:style-name="T895"><text:line-break/></text:span><text:span text:style-name="T896"><text:s text:c="4"/>}</text:span><text:span text:style-name="T897"><text:line-break/></text:span><text:span text:style-name="T898"><text:s text:c="4"/></text:span><text:span text:style-name="T899">if<text:s/></text:span><text:span text:style-name="T900">(</text:span><text:span text:style-name="T901">n<text:s/></text:span><text:span text:style-name="T902">==<text:s/></text:span><text:span text:style-name="T903">first<text:s/></text:span><text:span text:style-name="T904">+<text:s/></text:span><text:span text:style-name="T905">1<text:s/></text:span><text:span text:style-name="T906">&amp;&amp; input[</text:span><text:span text:style-name="T907">first</text:span><text:span text:style-name="T908">] ==<text:s/></text:span><text:span text:style-name="T909">'0'</text:span><text:span text:style-name="T910">) {</text:span><text:span text:style-name="T911"><text:line-break/></text:span><text:span text:style-name="T912"><text:s text:c="8"/></text:span><text:span text:style-name="T913">return<text:s/></text:span><text:span text:style-name="T914">1</text:span><text:span text:style-name="T915">;</text:span><text:span text:style-name="T916"><text:line-break/></text:span><text:span text:style-name="T917"><text:s text:c="4"/>}<text:s/></text:span><text:span text:style-name="T918">else if<text:s/></text:span><text:span text:style-name="T919">(</text:span><text:span text:style-name="T920">n<text:s/></text:span><text:span text:style-name="T921">&lt;=<text:s/></text:span><text:span text:style-name="T922">first<text:s/></text:span><text:span text:style-name="T923">|| input[</text:span><text:span text:style-name="T924">first</text:span><text:span text:style-name="T925">] &lt;<text:s/></text:span><text:span text:style-name="T926">'1'<text:s/></text:span><text:span text:style-name="T927">|| input[</text:span><text:span text:style-name="T928">first</text:span><text:span text:style-name="T929">] &gt;<text:s/></text:span><text:span text:style-name="T930">'9'</text:span><text:span text:style-name="T931">) {</text:span><text:span text:style-name="T932"><text:line-break/></text:span><text:span text:style-name="T933"><text:s text:c="8"/></text:span><text:span text:style-name="T934">return<text:s/></text:span><text:span text:style-name="T935">0</text:span><text:span text:style-name="T936">;</text:span><text:span text:style-name="T937"><text:line-break/></text:span><text:span text:style-name="T938"><text:s text:c="4"/>}<text:s/></text:span><text:span text:style-name="T939">else<text:s/></text:span><text:span text:style-name="T940">{</text:span><text:span text:style-name="T941"><text:line-break/></text:span><text:span text:style-name="T942"><text:s text:c="8"/>*output = input[</text:span><text:span text:style-name="T943">first</text:span><text:span text:style-name="T944">] -<text:s/></text:span><text:span text:style-name="T945">'0'</text:span><text:span text:style-name="T946">;</text:span><text:span text:style-name="T947"><text:line-break/></text:span><text:span text:style-name="T948"><text:s text:c="4"/>}</text:span><text:span text:style-name="T949"><text:line-break/></text:span><text:span text:style-name="T950"><text:s text:c="4"/></text:span><text:span text:style-name="T951">for<text:s/></text:span><text:span text:style-name="T952">(</text:span><text:span text:style-name="T953">int<text:s/></text:span><text:span text:style-name="T954">i<text:s/></text:span><text:span text:style-name="T955">=<text:s/></text:span><text:span text:style-name="T956">first<text:s/></text:span><text:span text:style-name="T957">+<text:s/></text:span><text:span text:style-name="T958">1</text:span><text:span text:style-name="T959">;<text:s/></text:span><text:span text:style-name="T960">i<text:s/></text:span><text:span text:style-name="T961">&lt;<text:s/></text:span><text:span text:style-name="T962">n</text:span><text:span text:style-name="T963">; ++</text:span><text:span text:style-name="T964">i</text:span><text:span text:style-name="T965">) {</text:span><text:span text:style-name="T966"><text:line-break/></text:span><text:span text:style-name="T967"><text:s text:c="8"/></text:span><text:span text:style-name="T968">if<text:s/></text:span><text:span text:style-name="T969">(input[</text:span><text:span text:style-name="T970">i</text:span><text:span text:style-name="T971">] &lt;<text:s/></text:span><text:span text:style-name="T972">'0'<text:s/></text:span><text:span text:style-name="T973">|| input[</text:span><text:span text:style-name="T974">i</text:span><text:span text:style-name="T975">] &gt;<text:s/></text:span><text:span text:style-name="T976">'9'</text:span><text:span text:style-name="T977">) {</text:span><text:span text:style-name="T978"><text:line-break/></text:span><text:span text:style-name="T979"><text:s text:c="12"/></text:span><text:span text:style-name="T980">return<text:s/></text:span><text:span text:style-name="T981">0</text:span><text:span text:style-name="T982">;</text:span><text:span text:style-name="T983"><text:line-break/></text:span><text:span text:style-name="T984"><text:s text:c="8"/>}<text:s/></text:span><text:span text:style-name="T985">else<text:s/></text:span><text:span text:style-name="T986">{</text:span><text:span text:style-name="T987"><text:line-break/></text:span><text:span text:style-name="T988"><text:s text:c="12"/>*output *=<text:s/></text:span><text:span text:style-name="T989">10</text:span><text:span text:style-name="T990">;</text:span><text:span text:style-name="T991"><text:line-break/></text:span><text:span text:style-name="T992"><text:s text:c="12"/>*output += input[</text:span><text:span text:style-name="T993">i</text:span><text:span text:style-name="T994">] -<text:s/></text:span><text:span text:style-name="T995">'0'</text:span><text:span text:style-name="T996">;</text:span><text:span text:style-name="T997"><text:line-break/></text:span><text:span text:style-name="T998"><text:s text:c="8"/>}</text:span><text:span text:style-name="T999"><text:line-break/></text:span><text:span text:style-name="T1000"><text:s text:c="4"/>}</text:span><text:span text:style-name="T1001"><text:line-break/></text:span><text:span text:style-name="T1002"><text:s text:c="4"/></text:span><text:span text:style-name="T1003">if<text:s/></text:span><text:span text:style-name="T1004">(</text:span><text:span text:style-name="T1005">first</text:span><text:span text:style-name="T1006">) {</text:span><text:span text:style-name="T1007"><text:line-break/></text:span><text:span text:style-name="T1008"><text:s text:c="8"/>*output = -*output;</text:span><text:span text:style-name="T1009"><text:line-break/></text:span><text:span text:style-name="T1010"><text:s text:c="4"/>}</text:span><text:span text:style-name="T1011"><text:line-break/></text:span><text:span text:style-name="T1012"><text:s text:c="4"/></text:span><text:span text:style-name="T1013">return<text:s/></text:span><text:span text:style-name="T1014">1</text:span><text:span text:style-name="T1015">;</text:span><text:span text:style-name="T1016"><text:line-break/></text:span><text:span text:style-name="T1017">}</text:span><text:span text:style-name="T1018"><text:line-break/></text:span><text:span text:style-name="T1019"><text:line-break/></text:span><text:soft-page-break/><text:span text:style-name="T1020">char<text:s/></text:span><text:span text:style-name="T1021">*</text:span><text:span text:style-name="T1022">numberToString</text:span><text:span text:style-name="T1023">(</text:span><text:span text:style-name="T1024">int<text:s/></text:span><text:span text:style-name="T1025">number) {</text:span><text:span text:style-name="T1026"><text:line-break/></text:span><text:span text:style-name="T1027"><text:s text:c="4"/></text:span><text:span text:style-name="T1028">char<text:s/></text:span><text:span text:style-name="T1029">*</text:span><text:span text:style-name="T1030">numberArray</text:span><text:span text:style-name="T1031">;</text:span><text:span text:style-name="T1032"><text:line-break/></text:span><text:span text:style-name="T1033"><text:s text:c="4"/></text:span><text:span text:style-name="T1034">if<text:s/></text:span><text:span text:style-name="T1035">(number ==<text:s/></text:span><text:span text:style-name="T1036">0</text:span><text:span text:style-name="T1037">) {</text:span><text:span text:style-name="T1038"><text:line-break/></text:span><text:span text:style-name="T1039"><text:s text:c="8"/></text:span><text:span text:style-name="T1040">numberArray<text:s/></text:span><text:span text:style-name="T1041">= malloc(</text:span><text:span text:style-name="T1042">2<text:s/></text:span><text:span text:style-name="T1043">*<text:s/></text:span><text:span text:style-name="T1044">sizeof</text:span><text:span text:style-name="T1045">(</text:span><text:span text:style-name="T1046">char</text:span><text:span text:style-name="T1047">));</text:span><text:span text:style-name="T1048"><text:line-break/></text:span><text:span text:style-name="T1049"><text:s text:c="8"/></text:span><text:span text:style-name="T1050">numberArray</text:span><text:span text:style-name="T1051">[</text:span><text:span text:style-name="T1052">0</text:span><text:span text:style-name="T1053">] =<text:s/></text:span><text:span text:style-name="T1054">'0'</text:span><text:span text:style-name="T1055">;</text:span><text:span text:style-name="T1056"><text:line-break/></text:span><text:span text:style-name="T1057"><text:s text:c="8"/></text:span><text:span text:style-name="T1058">numberArray</text:span><text:span text:style-name="T1059">[</text:span><text:span text:style-name="T1060">1</text:span><text:span text:style-name="T1061">] =<text:s/></text:span><text:span text:style-name="T1062">'</text:span><text:span text:style-name="T1063">\0</text:span><text:span text:style-name="T1064">'</text:span><text:span text:style-name="T1065">;</text:span><text:span text:style-name="T1066"><text:line-break/></text:span><text:span text:style-name="T1067"><text:s text:c="8"/></text:span><text:span text:style-name="T1068">return<text:s/></text:span><text:span text:style-name="T1069">numberArray</text:span><text:span text:style-name="T1070">;</text:span><text:span text:style-name="T1071"><text:line-break/></text:span><text:span text:style-name="T1072"><text:s text:c="4"/>}</text:span><text:span text:style-name="T1073"><text:line-break/></text:span><text:span text:style-name="T1074"><text:s text:c="4"/></text:span><text:span text:style-name="T1075">int<text:s/></text:span><text:span text:style-name="T1076">i</text:span><text:span text:style-name="T1077">,<text:s/></text:span><text:span text:style-name="T1078">first</text:span><text:span text:style-name="T1079">;</text:span><text:span text:style-name="T1080"><text:line-break/></text:span><text:span text:style-name="T1081"><text:s text:c="4"/></text:span><text:span text:style-name="T1082">if<text:s/></text:span><text:span text:style-name="T1083">(number &lt;<text:s/></text:span><text:span text:style-name="T1084">0</text:span><text:span text:style-name="T1085">) {</text:span><text:span text:style-name="T1086"><text:line-break/></text:span><text:span text:style-name="T1087"><text:s text:c="8"/></text:span><text:span text:style-name="T1088">first<text:s/></text:span><text:span text:style-name="T1089">=<text:s/></text:span><text:span text:style-name="T1090">1</text:span><text:span text:style-name="T1091">;</text:span><text:span text:style-name="T1092"><text:line-break/></text:span><text:span text:style-name="T1093"><text:s text:c="8"/>number = -number;</text:span><text:span text:style-name="T1094"><text:line-break/></text:span><text:span text:style-name="T1095"><text:s text:c="4"/>}<text:s/></text:span><text:span text:style-name="T1096">else<text:s/></text:span><text:span text:style-name="T1097">{</text:span><text:span text:style-name="T1098"><text:line-break/></text:span><text:span text:style-name="T1099"><text:s text:c="8"/></text:span><text:span text:style-name="T1100">first<text:s/></text:span><text:span text:style-name="T1101">=<text:s/></text:span><text:span text:style-name="T1102">0</text:span><text:span text:style-name="T1103">;</text:span><text:span text:style-name="T1104"><text:line-break/></text:span><text:span text:style-name="T1105"><text:s text:c="4"/>}</text:span><text:span text:style-name="T1106"><text:line-break/></text:span><text:span text:style-name="T1107"><text:s text:c="4"/></text:span><text:span text:style-name="T1108">int<text:s/></text:span><text:span text:style-name="T1109">n<text:s/></text:span><text:span text:style-name="T1110">= (</text:span><text:span text:style-name="T1111">int</text:span><text:span text:style-name="T1112">)log10((</text:span><text:span text:style-name="T1113">double</text:span><text:span text:style-name="T1114">)number) +<text:s/></text:span><text:span text:style-name="T1115">first<text:s/></text:span><text:span text:style-name="T1116">+<text:s/></text:span><text:span text:style-name="T1117">1</text:span><text:span text:style-name="T1118">;</text:span><text:span text:style-name="T1119"><text:line-break/></text:span><text:span text:style-name="T1120"><text:s text:c="4"/></text:span><text:span text:style-name="T1121">numberArray<text:s/></text:span><text:span text:style-name="T1122">= calloc(</text:span><text:span text:style-name="T1123">n<text:s/></text:span><text:span text:style-name="T1124">+<text:s/></text:span><text:span text:style-name="T1125">first<text:s/></text:span><text:span text:style-name="T1126">+<text:s/></text:span><text:span text:style-name="T1127">1</text:span><text:span text:style-name="T1128">,<text:s/></text:span><text:span text:style-name="T1129">sizeof</text:span><text:span text:style-name="T1130">(</text:span><text:span text:style-name="T1131">char</text:span><text:span text:style-name="T1132">));</text:span><text:span text:style-name="T1133"><text:line-break/></text:span><text:span text:style-name="T1134"><text:s text:c="4"/></text:span><text:span text:style-name="T1135">for<text:s/></text:span><text:span text:style-name="T1136">(</text:span><text:span text:style-name="T1137">i<text:s/></text:span><text:span text:style-name="T1138">=<text:s/></text:span><text:span text:style-name="T1139">n<text:s/></text:span><text:span text:style-name="T1140">-<text:s/></text:span><text:span text:style-name="T1141">1</text:span><text:span text:style-name="T1142">;<text:s/></text:span><text:span text:style-name="T1143">i<text:s/></text:span><text:span text:style-name="T1144">&gt;=<text:s/></text:span><text:span text:style-name="T1145">first</text:span><text:span text:style-name="T1146">; --</text:span><text:span text:style-name="T1147">i</text:span><text:span text:style-name="T1148">, number /=<text:s/></text:span><text:span text:style-name="T1149">10</text:span><text:span text:style-name="T1150">) {</text:span><text:span text:style-name="T1151"><text:line-break/></text:span><text:span text:style-name="T1152"><text:s text:c="8"/></text:span><text:span text:style-name="T1153">numberArray</text:span><text:span text:style-name="T1154">[</text:span><text:span text:style-name="T1155">i</text:span><text:span text:style-name="T1156">] = (</text:span><text:span text:style-name="T1157">char</text:span><text:span text:style-name="T1158">)((number %<text:s/></text:span><text:span text:style-name="T1159">10</text:span><text:span text:style-name="T1160">) +<text:s/></text:span><text:span text:style-name="T1161">'0'</text:span><text:span text:style-name="T1162">);</text:span><text:span text:style-name="T1163"><text:line-break/></text:span><text:span text:style-name="T1164"><text:s text:c="4"/>}</text:span><text:span text:style-name="T1165"><text:line-break/></text:span><text:span text:style-name="T1166"><text:s text:c="4"/></text:span><text:span text:style-name="T1167">if<text:s/></text:span><text:span text:style-name="T1168">(</text:span><text:span text:style-name="T1169">first</text:span><text:span text:style-name="T1170">) {</text:span><text:span text:style-name="T1171"><text:line-break/></text:span><text:span text:style-name="T1172"><text:s text:c="8"/></text:span><text:span text:style-name="T1173">numberArray</text:span><text:span text:style-name="T1174">[</text:span><text:span text:style-name="T1175">0</text:span><text:span text:style-name="T1176">] =<text:s/></text:span><text:span text:style-name="T1177">'-'</text:span><text:span text:style-name="T1178">;</text:span><text:span text:style-name="T1179"><text:line-break/></text:span><text:span text:style-name="T1180"><text:s text:c="4"/>}</text:span><text:span text:style-name="T1181"><text:line-break/></text:span><text:span text:style-name="T1182"><text:s text:c="4"/></text:span><text:span text:style-name="T1183">numberArray</text:span><text:span text:style-name="T1184">[</text:span><text:span text:style-name="T1185">n</text:span><text:span text:style-name="T1186">] =<text:s/></text:span><text:span text:style-name="T1187">'</text:span><text:span text:style-name="T1188">\0</text:span><text:span text:style-name="T1189">'</text:span><text:span text:style-name="T1190">;</text:span><text:span text:style-name="T1191"><text:line-break/></text:span><text:span text:style-name="T1192"><text:s text:c="4"/></text:span><text:span text:style-name="T1193">return<text:s/></text:span><text:span text:style-name="T1194">numberArray</text:span><text:span text:style-name="T1195">;</text:span><text:span text:style-name="T1196"><text:line-break/></text:span><text:span text:style-name="T1197">}</text:span></text:p>
      <text:p text:style-name="P1198"><text:line-break/></text:p>
      <text:soft-page-break/>
      <text:p text:style-name="P1199">Приложение В</text:p>
      <text:p text:style-name="P1200"/>
      <text:p text:style-name="P1201"><text:span text:style-name="T1202">Листинг</text:span><text:span text:style-name="T1203"><text:s/></text:span><text:span text:style-name="T1204">файла</text:span><text:span text:style-name="T1205"><text:s/></text:span><text:span text:style-name="T1206">main</text:span><text:span text:style-name="T1207">_</text:span><text:span text:style-name="T1208">client</text:span><text:span text:style-name="T1209">.</text:span><text:span text:style-name="T1210">c</text:span><text:span text:style-name="T1211">:</text:span></text:p>
      <text:p text:style-name="P1212"><text:span text:style-name="T1213">#include<text:s/></text:span><text:span text:style-name="T1214">&lt;client.h&gt;</text:span><text:span text:style-name="T1215"><text:line-break/></text:span><text:span text:style-name="T1216"><text:line-break/></text:span><text:span text:style-name="T1217">int<text:s/></text:span><text:span text:style-name="T1218">main</text:span><text:span text:style-name="T1219">() {</text:span><text:span text:style-name="T1220"><text:line-break/></text:span><text:span text:style-name="T1221"><text:s text:c="4"/>client_run();</text:span><text:span text:style-name="T1222"><text:line-break/></text:span><text:span text:style-name="T1223"><text:s text:c="4"/></text:span><text:span text:style-name="T1224">return<text:s/></text:span><text:span text:style-name="T1225">0</text:span><text:span text:style-name="T1226">;</text:span><text:span text:style-name="T1227"><text:line-break/></text:span><text:span text:style-name="T1228">}</text:span></text:p>
      <text:p text:style-name="P1229"/>
      <text:p text:style-name="P1230"><text:span text:style-name="T1231">Листинг</text:span><text:span text:style-name="T1232"><text:s/></text:span><text:span text:style-name="T1233">файла</text:span><text:span text:style-name="T1234"><text:s/>main_server.c:</text:span></text:p>
      <text:p text:style-name="P1235"><text:span text:style-name="T1236">#include<text:s/></text:span><text:span text:style-name="T1237">&lt;server.h&gt;</text:span><text:span text:style-name="T1238"><text:line-break/></text:span><text:span text:style-name="T1239"><text:line-break/></text:span><text:span text:style-name="T1240">int<text:s/></text:span><text:span text:style-name="T1241">main</text:span><text:span text:style-name="T1242">() {</text:span><text:span text:style-name="T1243"><text:line-break/></text:span><text:span text:style-name="T1244"><text:s text:c="4"/>server_run(</text:span><text:span text:style-name="T1245">1</text:span><text:span text:style-name="T1246">);</text:span><text:span text:style-name="T1247"><text:line-break/></text:span><text:span text:style-name="T1248"><text:s text:c="4"/></text:span><text:span text:style-name="T1249">return<text:s/></text:span><text:span text:style-name="T1250">0</text:span><text:span text:style-name="T1251">;</text:span><text:span text:style-name="T1252"><text:line-break/></text:span><text:span text:style-name="T1253">}</text:span></text:p>
      <text:p text:style-name="P1254"/>
      <text:p text:style-name="P1255"><text:span text:style-name="T1256">Листинг</text:span><text:span text:style-name="T1257"><text:s/></text:span><text:span text:style-name="T1258">файла</text:span><text:span text:style-name="T1259"><text:s/>main_work.c:</text:span></text:p>
      <text:p text:style-name="P1260"><text:span text:style-name="T1261">#include<text:s/></text:span><text:span text:style-name="T1262">&lt;stdio.h&gt;</text:span><text:span text:style-name="T1263"><text:line-break/></text:span><text:span text:style-name="T1264">#include<text:s/></text:span><text:span text:style-name="T1265">&lt;unistd.h&gt;</text:span><text:span text:style-name="T1266"><text:line-break/></text:span><text:span text:style-name="T1267">#include<text:s/></text:span><text:span text:style-name="T1268">&lt;pthread.h&gt;</text:span><text:span text:style-name="T1269"><text:line-break/></text:span><text:span text:style-name="T1270"><text:line-break/></text:span><text:span text:style-name="T1271">#include<text:s/></text:span><text:span text:style-name="T1272">"server.h"</text:span><text:span text:style-name="T1273"><text:line-break/></text:span><text:span text:style-name="T1274">#include<text:s/></text:span><text:span text:style-name="T1275">"client.h"</text:span><text:span text:style-name="T1276"><text:line-break/></text:span><text:span text:style-name="T1277"><text:line-break/></text:span><text:span text:style-name="T1278">void<text:s/></text:span><text:span text:style-name="T1279">*</text:span><text:span text:style-name="T1280">server_thread</text:span><text:span text:style-name="T1281">(</text:span><text:span text:style-name="T1282">void<text:s/></text:span><text:span text:style-name="T1283">*arg);</text:span><text:span text:style-name="T1284"><text:line-break/></text:span><text:span text:style-name="T1285">void<text:s/></text:span><text:span text:style-name="T1286">*</text:span><text:span text:style-name="T1287">client_thread</text:span><text:span text:style-name="T1288">(</text:span><text:span text:style-name="T1289">void<text:s/></text:span><text:span text:style-name="T1290">*arg);</text:span><text:span text:style-name="T1291"><text:line-break/></text:span><text:span text:style-name="T1292"><text:line-break/></text:span><text:span text:style-name="T1293">int<text:s/></text:span><text:span text:style-name="T1294">main</text:span><text:span text:style-name="T1295">() {</text:span><text:span text:style-name="T1296"><text:line-break/></text:span><text:span text:style-name="T1297"><text:s text:c="4"/></text:span><text:span text:style-name="T1298">int<text:s/></text:span><text:span text:style-name="T1299">connections<text:s/></text:span><text:span text:style-name="T1300">=<text:s/></text:span><text:span text:style-name="T1301">0</text:span><text:span text:style-name="T1302">;</text:span><text:span text:style-name="T1303"><text:line-break/></text:span><text:span text:style-name="T1304"><text:s text:c="4"/></text:span><text:span text:style-name="T1305">pthread_t<text:s/></text:span><text:span text:style-name="T1306">server</text:span><text:span text:style-name="T1307">,<text:s/></text:span><text:span text:style-name="T1308">client</text:span><text:span text:style-name="T1309">;</text:span><text:span text:style-name="T1310"><text:line-break/></text:span><text:span text:style-name="T1311"><text:s text:c="4"/></text:span><text:span text:style-name="T1312">if</text:span><text:span text:style-name="T1313">(pthread_create(&amp;</text:span><text:span text:style-name="T1314">server</text:span><text:span text:style-name="T1315">,<text:s/></text:span><text:span text:style-name="T1316">NULL</text:span><text:span text:style-name="T1317">, &amp;server_thread,<text:s/></text:span><text:span text:style-name="T1318">NULL</text:span><text:span text:style-name="T1319">)) {</text:span><text:span text:style-name="T1320"><text:line-break/></text:span><text:span text:style-name="T1321"><text:s text:c="8"/></text:span><text:span text:style-name="T1322">return<text:s/></text:span><text:span text:style-name="T1323">-</text:span><text:span text:style-name="T1324">1</text:span><text:span text:style-name="T1325">;</text:span><text:span text:style-name="T1326"><text:line-break/></text:span><text:span text:style-name="T1327"><text:s text:c="4"/>}</text:span><text:span text:style-name="T1328"><text:line-break/></text:span><text:span text:style-name="T1329"><text:s text:c="4"/></text:span><text:span text:style-name="T1330">if</text:span><text:span text:style-name="T1331">(pthread_create(&amp;</text:span><text:span text:style-name="T1332">client</text:span><text:span text:style-name="T1333">,<text:s/></text:span><text:span text:style-name="T1334">NULL</text:span><text:span text:style-name="T1335">, &amp;client_thread, &amp;</text:span><text:span text:style-name="T1336">connections</text:span><text:span text:style-name="T1337">)) {</text:span><text:span text:style-name="T1338"><text:line-break/></text:span><text:span text:style-name="T1339"><text:s text:c="8"/></text:span><text:span text:style-name="T1340">return<text:s/></text:span><text:span text:style-name="T1341">-</text:span><text:span text:style-name="T1342">1</text:span><text:span text:style-name="T1343">;</text:span><text:span text:style-name="T1344"><text:line-break/></text:span><text:span text:style-name="T1345"><text:s text:c="4"/>}</text:span><text:span text:style-name="T1346"><text:line-break/></text:span><text:span text:style-name="T1347"><text:s text:c="4"/></text:span><text:span text:style-name="T1348">do<text:s/></text:span><text:span text:style-name="T1349">{</text:span><text:span text:style-name="T1350"><text:line-break/></text:span><text:span text:style-name="T1351"><text:s text:c="8"/></text:span><text:span text:style-name="T1352">if</text:span><text:span text:style-name="T1353">(!</text:span><text:span text:style-name="T1354">connections</text:span><text:span text:style-name="T1355">) {</text:span><text:span text:style-name="T1356"><text:line-break/></text:span><text:span text:style-name="T1357"><text:s text:c="12"/>printf(</text:span><text:span text:style-name="T1358">"</text:span><text:span text:style-name="T1359">Введите</text:span><text:span text:style-name="T1360"><text:s/></text:span><text:span text:style-name="T1361">число</text:span><text:span text:style-name="T1362"><text:s/></text:span><text:span text:style-name="T1363">подключений</text:span><text:span text:style-name="T1364"><text:s/>(</text:span><text:span text:style-name="T1365">отрицательное</text:span><text:span text:style-name="T1366"><text:s/></text:span><text:span text:style-name="T1367">число</text:span><text:span text:style-name="T1368"><text:s/>-<text:s/></text:span><text:span text:style-name="T1369">выход</text:span><text:span text:style-name="T1370">): "</text:span><text:span text:style-name="T1371">);</text:span><text:span text:style-name="T1372"><text:line-break/></text:span><text:span text:style-name="T1373"><text:s text:c="12"/>scanf(</text:span><text:span text:style-name="T1374">"%d"</text:span><text:span text:style-name="T1375">, &amp;</text:span><text:span text:style-name="T1376">connections</text:span><text:span text:style-name="T1377">);</text:span><text:span text:style-name="T1378"><text:line-break/></text:span><text:span text:style-name="T1379"><text:s text:c="12"/>getchar();</text:span><text:span text:style-name="T1380"><text:line-break/></text:span><text:span text:style-name="T1381"><text:s text:c="8"/>}<text:s/></text:span><text:span text:style-name="T1382">else<text:s/></text:span><text:span text:style-name="T1383">{</text:span><text:span text:style-name="T1384"><text:line-break/></text:span><text:span text:style-name="T1385"><text:s text:c="12"/>usleep(</text:span><text:span text:style-name="T1386">100</text:span><text:span text:style-name="T1387">);</text:span><text:span text:style-name="T1388"><text:line-break/></text:span><text:span text:style-name="T1389"><text:s text:c="8"/>}</text:span><text:span text:style-name="T1390"><text:line-break/></text:span><text:span text:style-name="T1391"><text:s text:c="4"/>}<text:s/></text:span><text:span text:style-name="T1392">while<text:s/></text:span><text:span text:style-name="T1393">(</text:span><text:span text:style-name="T1394">connections<text:s/></text:span><text:span text:style-name="T1395">&gt;=<text:s/></text:span><text:span text:style-name="T1396">0</text:span><text:span text:style-name="T1397">);</text:span><text:span text:style-name="T1398"><text:line-break/></text:span><text:span text:style-name="T1399"><text:s text:c="4"/>pthread_join(</text:span><text:span text:style-name="T1400">client</text:span><text:span text:style-name="T1401">,<text:s/></text:span><text:span text:style-name="T1402">NULL</text:span><text:span text:style-name="T1403">);</text:span><text:span text:style-name="T1404"><text:line-break/></text:span><text:span text:style-name="T1405"><text:s text:c="4"/></text:span><text:span text:style-name="T1406">return<text:s/></text:span><text:span text:style-name="T1407">0</text:span><text:span text:style-name="T1408">;</text:span><text:span text:style-name="T1409"><text:line-break/></text:span><text:span text:style-name="T1410">}</text:span><text:span text:style-name="T1411"><text:line-break/></text:span><text:span text:style-name="T1412"><text:line-break/></text:span><text:span text:style-name="T1413">int<text:s/></text:span><text:span text:style-name="T1414">predicate</text:span><text:span text:style-name="T1415">(</text:span><text:span text:style-name="T1416">void<text:s/></text:span><text:span text:style-name="T1417">*arg) {</text:span><text:span text:style-name="T1418"><text:line-break/></text:span><text:span text:style-name="T1419"><text:s text:c="4"/></text:span><text:span text:style-name="T1420">return<text:s/></text:span><text:span text:style-name="T1421">*((</text:span><text:span text:style-name="T1422">int</text:span><text:span text:style-name="T1423">*)arg) &gt;=<text:s/></text:span><text:span text:style-name="T1424">0</text:span><text:span text:style-name="T1425">;</text:span><text:span text:style-name="T1426"><text:line-break/></text:span><text:span text:style-name="T1427">}</text:span><text:span text:style-name="T1428"><text:line-break/></text:span><text:span text:style-name="T1429"><text:line-break/></text:span><text:span text:style-name="T1430">void<text:s/></text:span><text:span text:style-name="T1431">*</text:span><text:span text:style-name="T1432">server_thread</text:span><text:span text:style-name="T1433">(</text:span><text:span text:style-name="T1434">void<text:s/></text:span><text:span text:style-name="T1435">*arg) {</text:span><text:span text:style-name="T1436"><text:line-break/></text:span><text:span text:style-name="T1437"><text:s text:c="4"/>server_run(</text:span><text:span text:style-name="T1438">0</text:span><text:span text:style-name="T1439">);</text:span><text:span text:style-name="T1440"><text:line-break/></text:span><text:span text:style-name="T1441"><text:s text:c="4"/>pthread_exit(</text:span><text:span text:style-name="T1442">NULL</text:span><text:span text:style-name="T1443">);</text:span><text:span text:style-name="T1444"><text:line-break/></text:span><text:soft-page-break/><text:span text:style-name="T1445">}</text:span><text:span text:style-name="T1446"><text:line-break/></text:span><text:span text:style-name="T1447"><text:line-break/></text:span><text:span text:style-name="T1448">void<text:s/></text:span><text:span text:style-name="T1449">*</text:span><text:span text:style-name="T1450">client_thread</text:span><text:span text:style-name="T1451">(</text:span><text:span text:style-name="T1452">void<text:s/></text:span><text:span text:style-name="T1453">*arg) {</text:span><text:span text:style-name="T1454"><text:line-break/></text:span><text:span text:style-name="T1455"><text:s text:c="4"/></text:span><text:span text:style-name="T1456">int<text:s/></text:span><text:span text:style-name="T1457">*</text:span><text:span text:style-name="T1458">connections<text:s/></text:span><text:span text:style-name="T1459">= (</text:span><text:span text:style-name="T1460">int</text:span><text:span text:style-name="T1461">*)arg;</text:span><text:span text:style-name="T1462"><text:line-break/></text:span><text:span text:style-name="T1463"><text:s text:c="4"/></text:span><text:span text:style-name="T1464">while</text:span><text:span text:style-name="T1465">(*</text:span><text:span text:style-name="T1466">connections<text:s/></text:span><text:span text:style-name="T1467">&gt;=<text:s/></text:span><text:span text:style-name="T1468">0</text:span><text:span text:style-name="T1469">) {</text:span><text:span text:style-name="T1470"><text:line-break/></text:span><text:span text:style-name="T1471"><text:s text:c="8"/></text:span><text:span text:style-name="T1472">if<text:s/></text:span><text:span text:style-name="T1473">(*</text:span><text:span text:style-name="T1474">connections<text:s/></text:span><text:span text:style-name="T1475">&gt;<text:s/></text:span><text:span text:style-name="T1476">0</text:span><text:span text:style-name="T1477">) {</text:span><text:span text:style-name="T1478"><text:line-break/></text:span><text:span text:style-name="T1479"><text:s text:c="12"/>client_run();</text:span><text:span text:style-name="T1480"><text:line-break/></text:span><text:span text:style-name="T1481"><text:s text:c="12"/>--*</text:span><text:span text:style-name="T1482">connections</text:span><text:span text:style-name="T1483">;</text:span><text:span text:style-name="T1484"><text:line-break/></text:span><text:span text:style-name="T1485"><text:s text:c="8"/>}<text:s/></text:span><text:span text:style-name="T1486">else<text:s/></text:span><text:span text:style-name="T1487">{</text:span><text:span text:style-name="T1488"><text:line-break/></text:span><text:span text:style-name="T1489"><text:s text:c="12"/>usleep(</text:span><text:span text:style-name="T1490">100</text:span><text:span text:style-name="T1491">);</text:span><text:span text:style-name="T1492"><text:line-break/></text:span><text:span text:style-name="T1493"><text:s text:c="8"/>}</text:span><text:span text:style-name="T1494"><text:line-break/></text:span><text:span text:style-name="T1495"><text:s text:c="4"/>}</text:span><text:span text:style-name="T1496"><text:line-break/></text:span><text:span text:style-name="T1497"><text:s text:c="4"/>pthread_exit(</text:span><text:span text:style-name="T1498">NULL</text:span><text:span text:style-name="T1499">);</text:span><text:span text:style-name="T1500"><text:line-break/></text:span><text:span text:style-name="T1501">}</text:span><text:span text:style-name="T1502"><text:line-break/></text:span></text:p>
      <text:p text:style-name="P1503"/>
      <text:p text:style-name="P15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msonormal0" style:display-name="msonormal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darian</dc:creator>
    <meta:creation-date>2021-11-12T11:53:00Z</meta:creation-date>
    <dc:date>2021-11-30T09:17:00Z</dc:date>
    <meta:template xlink:href="Normal.dotm" xlink:type="simple"/>
    <meta:editing-cycles>3</meta:editing-cycles>
    <meta:editing-duration>PT660S</meta:editing-duration>
    <meta:document-statistic meta:page-count="7" meta:paragraph-count="13" meta:word-count="1016" meta:character-count="6798" meta:row-count="48" meta:non-whitespace-character-count="5795"/>
  </office:meta>
</office:document-meta>
</file>